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6.86pt"/>
    </style:style>
    <style:style style:name="co2" style:family="table-column">
      <style:table-column-properties fo:break-before="auto" style:column-width="19.36pt"/>
    </style:style>
    <style:style style:name="co3" style:family="table-column">
      <style:table-column-properties fo:break-before="auto" style:column-width="27.1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54.14pt"/>
    </style:style>
    <style:style style:name="co6" style:family="table-column">
      <style:table-column-properties fo:break-before="auto" style:column-width="98.96pt"/>
    </style:style>
    <style:style style:name="co7" style:family="table-column">
      <style:table-column-properties fo:break-before="auto" style:column-width="39.0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4.81pt"/>
    </style:style>
    <style:style style:name="co10" style:family="table-column">
      <style:table-column-properties fo:break-before="auto" style:column-width="365.56pt"/>
    </style:style>
    <style:style style:name="co11" style:family="table-column">
      <style:table-column-properties fo:break-before="auto" style:column-width="171.69pt"/>
    </style:style>
    <style:style style:name="co12" style:family="table-column">
      <style:table-column-properties fo:break-before="auto" style:column-width="52.75pt"/>
    </style:style>
    <style:style style:name="co13" style:family="table-column">
      <style:table-column-properties fo:break-before="auto" style:column-width="171.24pt"/>
    </style:style>
    <style:style style:name="co14" style:family="table-column">
      <style:table-column-properties fo:break-before="auto" style:column-width="52.3pt"/>
    </style:style>
    <style:style style:name="co15" style:family="table-column">
      <style:table-column-properties fo:break-before="auto" style:column-width="62.79pt"/>
    </style:style>
    <style:style style:name="co16" style:family="table-column">
      <style:table-column-properties fo:break-before="auto" style:column-width="22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ro3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fo:background-color="#8ccfb7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8ccfb7"/>
    </style:style>
    <style:style style:name="ce4" style:family="table-cell" style:parent-style-name="Default" style:data-style-name="N99"/>
    <style:style style:name="ce9" style:family="table-cell" style:parent-style-name="Default" style:data-style-name="N0"/>
    <style:style style:name="ce10" style:family="table-cell" style:parent-style-name="Default">
      <style:table-cell-properties fo:background-color="#fff200"/>
    </style:style>
    <style:style style:name="ce11" style:family="table-cell" style:parent-style-name="Default">
      <style:table-cell-properties fo:background-color="#e0efd4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ce181e" style:text-align-source="fix" style:repeat-content="false"/>
      <style:paragraph-properties fo:text-align="center" fo:margin-left="0pt"/>
      <style:text-properties fo:color="#ffffff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ackground-color="#add58a"/>
    </style:style>
    <style:style style:name="ce20" style:family="table-cell" style:parent-style-name="Default">
      <style:table-cell-properties fo:background-color="#7477b8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7477b8" fo:border="0.06pt solid #000000"/>
    </style:style>
    <style:style style:name="ce22" style:family="table-cell" style:parent-style-name="Default">
      <style:table-cell-properties fo:background-color="#f8aa97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8aa97" fo:border="0.06pt solid #000000"/>
    </style:style>
    <style:style style:name="ce24" style:family="table-cell" style:parent-style-name="Default" style:data-style-name="N0">
      <style:table-cell-properties fo:background-color="transparent" fo:border="0.06pt solid #000000"/>
    </style:style>
    <style:style style:name="ce25" style:family="table-cell" style:parent-style-name="Default">
      <style:table-cell-properties fo:background-color="#e0efd4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e0efd4" fo:border="0.06pt solid #000000"/>
    </style:style>
    <style:style style:name="ce27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28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29" style:family="table-cell" style:parent-style-name="Default">
      <style:table-cell-properties fo:border-bottom="none" fo:background-color="#ffffff" fo:border-left="0.06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31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fo:font-weight="bold" style:font-weight-asian="bold" style:font-weight-complex="bold"/>
    </style:style>
    <style:style style:name="ce32" style:family="table-cell" style:parent-style-name="Default" style:data-style-name="N1">
      <style:table-cell-properties fo:background-color="transparent" fo:border="0.06pt solid #000000"/>
    </style:style>
    <style:style style:name="ce33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34" style:family="table-cell" style:parent-style-name="Default">
      <style:table-cell-properties fo:background-color="#ffffff"/>
    </style:style>
    <style:style style:name="ce35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36" style:family="table-cell" style:parent-style-name="Default" style:data-style-name="N0">
      <style:table-cell-properties fo:background-color="#491d74" fo:border="0.06pt solid #000000"/>
    </style:style>
    <style:style style:name="ce37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38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39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T1" style:family="text">
      <style:text-properties fo:color="#72bf44"/>
    </style:style>
    <style:style style:name="T2" style:family="text">
      <style:text-properties fo:color="#ed1c2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time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max speed</text:p>
          </table:table-cell>
          <table:table-cell table:style-name="ce3" office:value-type="string" calcext:value-type="string">
            <text:p>min speed</text:p>
          </table:table-cell>
          <table:table-cell table:style-name="ce3" office:value-type="string" calcext:value-type="string">
            <text:p>Differenz max min</text:p>
          </table:table-cell>
          <table:table-cell office:value-type="string" calcext:value-type="string">
            <text:p>range0</text:p>
          </table:table-cell>
          <table:table-cell office:value-type="string" calcext:value-type="string">
            <text:p>range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ax speed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2]/[.$B$3]+[.E2]" office:value-type="float" office:value="1" calcext:value-type="float">
            <text:p>1</text:p>
          </table:table-cell>
          <table:table-cell table:formula="of:=[.F2]/[.$B$2]+[.E2]" office:value-type="float" office:value="1" calcext:value-type="float">
            <text:p>1</text:p>
          </table:table-cell>
          <table:table-cell table:formula="of:=[.H2]-[.G2]" office:value-type="float" office:value="0" calcext:value-type="float">
            <text:p>0</text:p>
          </table:table-cell>
          <table:table-cell table:formula="of:=[.$G$20]-0.05" office:value-type="float" office:value="4.95" calcext:value-type="float">
            <text:p>4.95</text:p>
          </table:table-cell>
          <table:table-cell table:formula="of:=[.$G$20]+0.05" office:value-type="float" office:value="5.05" calcext:value-type="float">
            <text:p>5.05</text:p>
          </table:table-cell>
          <table:table-cell table:formula="of:=AND([.J2]&lt;[.C2]; [.C2]&lt;[.K2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 speed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F3]/[.$B$3]+[.E3]" office:value-type="float" office:value="2.2" calcext:value-type="float">
            <text:p>2.2</text:p>
          </table:table-cell>
          <table:table-cell table:formula="of:=[.F3]/[.$B$2]+[.E3]" office:value-type="float" office:value="2.05" calcext:value-type="float">
            <text:p>2.05</text:p>
          </table:table-cell>
          <table:table-cell table:formula="of:=[.H3]-[.G3]" office:value-type="float" office:value="-0.15" calcext:value-type="float">
            <text:p>-0.15</text:p>
          </table:table-cell>
          <table:table-cell table:formula="of:=[.$G$20]-0.05" office:value-type="float" office:value="4.95" calcext:value-type="float">
            <text:p>4.95</text:p>
          </table:table-cell>
          <table:table-cell table:formula="of:=[.$G$20]+0.05" office:value-type="float" office:value="5.05" calcext:value-type="float">
            <text:p>5.05</text:p>
          </table:table-cell>
          <table:table-cell table:formula="of:=AND([.C3]&gt;[.J3]; [.C3]&lt;[.K3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F4]/[.$B$3]+[.E4]" office:value-type="float" office:value="3.4" calcext:value-type="float">
            <text:p>3.4</text:p>
          </table:table-cell>
          <table:table-cell table:formula="of:=[.F4]/[.$B$2]+[.E4]" office:value-type="float" office:value="3.1" calcext:value-type="float">
            <text:p>3.1</text:p>
          </table:table-cell>
          <table:table-cell table:formula="of:=[.H4]-[.G4]" office:value-type="float" office:value="-0.3" calcext:value-type="float">
            <text:p>-0.3</text:p>
          </table:table-cell>
          <table:table-cell table:formula="of:=[.$G$20]-0.05" office:value-type="float" office:value="4.95" calcext:value-type="float">
            <text:p>4.95</text:p>
          </table:table-cell>
          <table:table-cell table:formula="of:=[.$G$20]+0.05" office:value-type="float" office:value="5.05" calcext:value-type="float">
            <text:p>5.05</text:p>
          </table:table-cell>
          <table:table-cell table:formula="of:=AND([.C4]&gt;[.J4]; [.C4]&lt;[.K4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F5]/[.$B$3]+[.E5]" office:value-type="float" office:value="4.6" calcext:value-type="float">
            <text:p>4.6</text:p>
          </table:table-cell>
          <table:table-cell table:formula="of:=[.F5]/[.$B$2]+[.E5]" office:value-type="float" office:value="4.15" calcext:value-type="float">
            <text:p>4.15</text:p>
          </table:table-cell>
          <table:table-cell table:formula="of:=[.H5]-[.G5]" office:value-type="float" office:value="-0.449999999999999" calcext:value-type="float">
            <text:p>-0.449999999999999</text:p>
          </table:table-cell>
          <table:table-cell table:formula="of:=[.$G$20]-0.05" office:value-type="float" office:value="4.95" calcext:value-type="float">
            <text:p>4.95</text:p>
          </table:table-cell>
          <table:table-cell table:formula="of:=[.$G$20]+0.05" office:value-type="float" office:value="5.05" calcext:value-type="float">
            <text:p>5.05</text:p>
          </table:table-cell>
          <table:table-cell table:formula="of:=AND([.C5]&gt;[.J5]; [.C5]&lt;[.K5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F6]/[.$B$3]+[.E6]" office:value-type="float" office:value="5.8" calcext:value-type="float">
            <text:p>5.8</text:p>
          </table:table-cell>
          <table:table-cell table:formula="of:=[.F6]/[.$B$2]+[.E6]" office:value-type="float" office:value="5.2" calcext:value-type="float">
            <text:p>5.2</text:p>
          </table:table-cell>
          <table:table-cell table:formula="of:=[.H6]-[.G6]" office:value-type="float" office:value="-0.6" calcext:value-type="float">
            <text:p>-0.6</text:p>
          </table:table-cell>
          <table:table-cell table:formula="of:=[.$G$20]-0.05" office:value-type="float" office:value="4.95" calcext:value-type="float">
            <text:p>4.95</text:p>
          </table:table-cell>
          <table:table-cell table:formula="of:=[.$G$20]+0.05" office:value-type="float" office:value="5.05" calcext:value-type="float">
            <text:p>5.05</text:p>
          </table:table-cell>
          <table:table-cell table:formula="of:=AND([.C6]&gt;[.J6]; [.C6]&lt;[.K6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F7]/[.$B$3]+[.E7]" office:value-type="float" office:value="7" calcext:value-type="float">
            <text:p>7</text:p>
          </table:table-cell>
          <table:table-cell table:formula="of:=[.F7]/[.$B$2]+[.E7]" office:value-type="float" office:value="6.25" calcext:value-type="float">
            <text:p>6.25</text:p>
          </table:table-cell>
          <table:table-cell table:formula="of:=[.H7]-[.G7]" office:value-type="float" office:value="-0.75" calcext:value-type="float">
            <text:p>-0.75</text:p>
          </table:table-cell>
          <table:table-cell table:formula="of:=[.$G$20]-0.05" office:value-type="float" office:value="4.95" calcext:value-type="float">
            <text:p>4.95</text:p>
          </table:table-cell>
          <table:table-cell table:formula="of:=[.$G$20]+0.05" office:value-type="float" office:value="5.05" calcext:value-type="float">
            <text:p>5.05</text:p>
          </table:table-cell>
          <table:table-cell table:formula="of:=AND([.C7]&gt;[.J7]; [.C7]&lt;[.K7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F8]/[.$B$3]+[.E8]" office:value-type="float" office:value="8.2" calcext:value-type="float">
            <text:p>8.2</text:p>
          </table:table-cell>
          <table:table-cell table:formula="of:=[.F8]/[.$B$2]+[.E8]" office:value-type="float" office:value="7.3" calcext:value-type="float">
            <text:p>7.3</text:p>
          </table:table-cell>
          <table:table-cell table:formula="of:=[.H8]-[.G8]" office:value-type="float" office:value="-0.9" calcext:value-type="float">
            <text:p>-0.9</text:p>
          </table:table-cell>
          <table:table-cell table:formula="of:=[.$G$20]-0.05" office:value-type="float" office:value="4.95" calcext:value-type="float">
            <text:p>4.95</text:p>
          </table:table-cell>
          <table:table-cell table:formula="of:=[.$G$20]+0.05" office:value-type="float" office:value="5.05" calcext:value-type="float">
            <text:p>5.05</text:p>
          </table:table-cell>
          <table:table-cell table:formula="of:=AND([.C8]&gt;[.J8]; [.C8]&lt;[.K8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F9]/[.$B$3]+[.E9]" office:value-type="float" office:value="9.4" calcext:value-type="float">
            <text:p>9.4</text:p>
          </table:table-cell>
          <table:table-cell table:formula="of:=[.F9]/[.$B$2]+[.E9]" office:value-type="float" office:value="8.35" calcext:value-type="float">
            <text:p>8.35</text:p>
          </table:table-cell>
          <table:table-cell table:formula="of:=[.H9]-[.G9]" office:value-type="float" office:value="-1.05" calcext:value-type="float">
            <text:p>-1.05</text:p>
          </table:table-cell>
          <table:table-cell table:formula="of:=[.$G$20]-0.05" office:value-type="float" office:value="4.95" calcext:value-type="float">
            <text:p>4.95</text:p>
          </table:table-cell>
          <table:table-cell table:formula="of:=[.$G$20]+0.05" office:value-type="float" office:value="5.05" calcext:value-type="float">
            <text:p>5.05</text:p>
          </table:table-cell>
          <table:table-cell table:formula="of:=AND([.C9]&gt;[.J9]; [.C9]&lt;[.K9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F10]/[.$B$3]+[.E10]" office:value-type="float" office:value="10.6" calcext:value-type="float">
            <text:p>10.6</text:p>
          </table:table-cell>
          <table:table-cell table:formula="of:=[.F10]/[.$B$2]+[.E10]" office:value-type="float" office:value="9.4" calcext:value-type="float">
            <text:p>9.4</text:p>
          </table:table-cell>
          <table:table-cell table:formula="of:=[.H10]-[.G10]" office:value-type="float" office:value="-1.2" calcext:value-type="float">
            <text:p>-1.2</text:p>
          </table:table-cell>
          <table:table-cell table:formula="of:=[.$G$20]-0.05" office:value-type="float" office:value="4.95" calcext:value-type="float">
            <text:p>4.95</text:p>
          </table:table-cell>
          <table:table-cell table:formula="of:=[.$G$20]+0.05" office:value-type="float" office:value="5.05" calcext:value-type="float">
            <text:p>5.05</text:p>
          </table:table-cell>
          <table:table-cell table:formula="of:=AND([.C10]&gt;[.J10]; [.C10]&lt;[.K10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F11]/[.$B$3]+[.E11]" office:value-type="float" office:value="11.8" calcext:value-type="float">
            <text:p>11.8</text:p>
          </table:table-cell>
          <table:table-cell table:formula="of:=[.F11]/[.$B$2]+[.E11]" office:value-type="float" office:value="10.45" calcext:value-type="float">
            <text:p>10.45</text:p>
          </table:table-cell>
          <table:table-cell table:formula="of:=[.H11]-[.G11]" office:value-type="float" office:value="-1.35" calcext:value-type="float">
            <text:p>-1.35</text:p>
          </table:table-cell>
          <table:table-cell table:formula="of:=[.$G$20]-0.05" office:value-type="float" office:value="4.95" calcext:value-type="float">
            <text:p>4.95</text:p>
          </table:table-cell>
          <table:table-cell table:formula="of:=[.$G$20]+0.05" office:value-type="float" office:value="5.05" calcext:value-type="float">
            <text:p>5.05</text:p>
          </table:table-cell>
          <table:table-cell table:formula="of:=AND([.C11]&gt;[.J11]; [.C11]&lt;[.K11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F12]/[.$B$3]+[.E12]" office:value-type="float" office:value="13" calcext:value-type="float">
            <text:p>13</text:p>
          </table:table-cell>
          <table:table-cell table:formula="of:=[.F12]/[.$B$2]+[.E12]" office:value-type="float" office:value="11.5" calcext:value-type="float">
            <text:p>11.5</text:p>
          </table:table-cell>
          <table:table-cell table:formula="of:=[.H12]-[.G12]" office:value-type="float" office:value="-1.5" calcext:value-type="float">
            <text:p>-1.5</text:p>
          </table:table-cell>
          <table:table-cell table:formula="of:=[.$G$20]-0.05" office:value-type="float" office:value="4.95" calcext:value-type="float">
            <text:p>4.95</text:p>
          </table:table-cell>
          <table:table-cell table:formula="of:=[.$G$20]+0.05" office:value-type="float" office:value="5.05" calcext:value-type="float">
            <text:p>5.05</text:p>
          </table:table-cell>
          <table:table-cell table:formula="of:=AND([.C12]&gt;[.J12]; [.C12]&lt;[.K12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[.F13]/[.$B$3]+[.E13]" office:value-type="float" office:value="14.2" calcext:value-type="float">
            <text:p>14.2</text:p>
          </table:table-cell>
          <table:table-cell table:formula="of:=[.F13]/[.$B$2]+[.E13]" office:value-type="float" office:value="12.55" calcext:value-type="float">
            <text:p>12.55</text:p>
          </table:table-cell>
          <table:table-cell table:formula="of:=[.H13]-[.G13]" office:value-type="float" office:value="-1.65" calcext:value-type="float">
            <text:p>-1.65</text:p>
          </table:table-cell>
          <table:table-cell table:formula="of:=[.$G$20]-0.05" office:value-type="float" office:value="4.95" calcext:value-type="float">
            <text:p>4.95</text:p>
          </table:table-cell>
          <table:table-cell table:formula="of:=[.$G$20]+0.05" office:value-type="float" office:value="5.05" calcext:value-type="float">
            <text:p>5.05</text:p>
          </table:table-cell>
          <table:table-cell table:formula="of:=AND([.C13]&gt;[.J13]; [.C13]&lt;[.K13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[.F14]/[.$B$3]+[.E14]" office:value-type="float" office:value="15.4" calcext:value-type="float">
            <text:p>15.4</text:p>
          </table:table-cell>
          <table:table-cell table:formula="of:=[.F14]/[.$B$2]+[.E14]" office:value-type="float" office:value="13.6" calcext:value-type="float">
            <text:p>13.6</text:p>
          </table:table-cell>
          <table:table-cell table:formula="of:=[.H14]-[.G14]" office:value-type="float" office:value="-1.8" calcext:value-type="float">
            <text:p>-1.8</text:p>
          </table:table-cell>
          <table:table-cell table:formula="of:=[.$G$20]-0.05" office:value-type="float" office:value="4.95" calcext:value-type="float">
            <text:p>4.95</text:p>
          </table:table-cell>
          <table:table-cell table:formula="of:=[.$G$20]+0.05" office:value-type="float" office:value="5.05" calcext:value-type="float">
            <text:p>5.05</text:p>
          </table:table-cell>
          <table:table-cell table:formula="of:=AND([.C14]&gt;[.J14]; [.C14]&lt;[.K14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[.F15]/[.$B$3]+[.E15]" office:value-type="float" office:value="16.6" calcext:value-type="float">
            <text:p>16.6</text:p>
          </table:table-cell>
          <table:table-cell table:formula="of:=[.F15]/[.$B$2]+[.E15]" office:value-type="float" office:value="14.65" calcext:value-type="float">
            <text:p>14.65</text:p>
          </table:table-cell>
          <table:table-cell table:formula="of:=[.H15]-[.G15]" office:value-type="float" office:value="-1.95" calcext:value-type="float">
            <text:p>-1.95</text:p>
          </table:table-cell>
          <table:table-cell table:formula="of:=[.$G$20]-0.05" office:value-type="float" office:value="4.95" calcext:value-type="float">
            <text:p>4.95</text:p>
          </table:table-cell>
          <table:table-cell table:formula="of:=[.$G$20]+0.05" office:value-type="float" office:value="5.05" calcext:value-type="float">
            <text:p>5.05</text:p>
          </table:table-cell>
          <table:table-cell table:formula="of:=AND([.C15]&gt;[.J15]; [.C15]&lt;[.K15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[.F16]/[.$B$3]+[.E16]" office:value-type="float" office:value="17.8" calcext:value-type="float">
            <text:p>17.8</text:p>
          </table:table-cell>
          <table:table-cell table:formula="of:=[.F16]/[.$B$2]+[.E16]" office:value-type="float" office:value="15.7" calcext:value-type="float">
            <text:p>15.7</text:p>
          </table:table-cell>
          <table:table-cell table:formula="of:=[.H16]-[.G16]" office:value-type="float" office:value="-2.1" calcext:value-type="float">
            <text:p>-2.1</text:p>
          </table:table-cell>
          <table:table-cell table:formula="of:=[.$G$20]-0.05" office:value-type="float" office:value="4.95" calcext:value-type="float">
            <text:p>4.95</text:p>
          </table:table-cell>
          <table:table-cell table:formula="of:=[.$G$20]+0.05" office:value-type="float" office:value="5.05" calcext:value-type="float">
            <text:p>5.05</text:p>
          </table:table-cell>
          <table:table-cell table:formula="of:=AND([.C16]&gt;[.J16]; [.C16]&lt;[.K16]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office:value-type="string" calcext:value-type="string">
            <text:p>Distance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  <table:table-cell table:style-name="Default"/>
          <table:table-cell/>
          <table:table-cell table:style-name="ce9" office:value-type="float" office:value="-0.0000163681826" calcext:value-type="float">
            <text:p>-1.63681826E-05</text:p>
          </table:table-cell>
          <table:table-cell table:formula="of:=[.N25]" office:value-type="float" office:value="-0.0000163681826" calcext:value-type="float">
            <text:p>-1.63681826E-05</text:p>
          </table:table-cell>
        </table:table-row>
      </table:table>
      <table:table table:name="Sheet2" table:style-name="ta1">
        <table:table-column table:style-name="co11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ce11"/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970-01-01 00:01:32.402 <text:s text:c="2"/>-0.668989</text:p>
          </table:table-cell>
          <table:table-cell table:formula="of:=RIGHT([.A2];LEN([.A2])-26)" office:value-type="string" office:string-value="-0.668989" calcext:value-type="string">
            <text:p>-0.668989</text:p>
          </table:table-cell>
          <table:table-cell office:value-type="string" calcext:value-type="string">
            <text:p>1970-01-01 00:01:32.402 <text:s text:c="3"/>1.952386</text:p>
          </table:table-cell>
          <table:table-cell table:formula="of:=RIGHT([.C2];LEN([.C2])-26)" office:value-type="string" office:string-value=" 1.952386" calcext:value-type="string">
            <text:p><text:s/>1.952386</text:p>
          </table:table-cell>
        </table:table-row>
        <table:table-row table:style-name="ro1">
          <table:table-cell office:value-type="string" calcext:value-type="string">
            <text:p>1970-01-01 00:01:32.501 <text:s text:c="2"/>-0.670526</text:p>
          </table:table-cell>
          <table:table-cell table:formula="of:=RIGHT([.A3];LEN([.A3])-26)" office:value-type="string" office:string-value="-0.670526" calcext:value-type="string">
            <text:p>-0.670526</text:p>
          </table:table-cell>
          <table:table-cell office:value-type="string" calcext:value-type="string">
            <text:p>1970-01-01 00:01:32.501 <text:s text:c="3"/>1.964334</text:p>
          </table:table-cell>
          <table:table-cell table:formula="of:=RIGHT([.C3];LEN([.C3])-26)" office:value-type="string" office:string-value=" 1.964334" calcext:value-type="string">
            <text:p><text:s/>1.964334</text:p>
          </table:table-cell>
        </table:table-row>
        <table:table-row table:style-name="ro1">
          <table:table-cell office:value-type="string" calcext:value-type="string">
            <text:p>1970-01-01 00:01:32.601 <text:s text:c="2"/>-0.673753</text:p>
          </table:table-cell>
          <table:table-cell table:formula="of:=RIGHT([.A4];LEN([.A4])-26)" office:value-type="string" office:string-value="-0.673753" calcext:value-type="string">
            <text:p>-0.673753</text:p>
          </table:table-cell>
          <table:table-cell office:value-type="string" calcext:value-type="string">
            <text:p>1970-01-01 00:01:32.601 <text:s text:c="3"/>1.989355</text:p>
          </table:table-cell>
          <table:table-cell table:formula="of:=RIGHT([.C4];LEN([.C4])-26)" office:value-type="string" office:string-value=" 1.989355" calcext:value-type="string">
            <text:p><text:s/>1.989355</text:p>
          </table:table-cell>
        </table:table-row>
        <table:table-row table:style-name="ro1">
          <table:table-cell office:value-type="string" calcext:value-type="string">
            <text:p>1970-01-01 00:01:32.702 <text:s text:c="2"/>-0.679102</text:p>
          </table:table-cell>
          <table:table-cell table:formula="of:=RIGHT([.A5];LEN([.A5])-26)" office:value-type="string" office:string-value="-0.679102" calcext:value-type="string">
            <text:p>-0.679102</text:p>
          </table:table-cell>
          <table:table-cell office:value-type="string" calcext:value-type="string">
            <text:p>1970-01-01 00:01:32.702 <text:s text:c="3"/>2.030944</text:p>
          </table:table-cell>
          <table:table-cell table:formula="of:=RIGHT([.C5];LEN([.C5])-26)" office:value-type="string" office:string-value=" 2.030944" calcext:value-type="string">
            <text:p><text:s/>2.030944</text:p>
          </table:table-cell>
        </table:table-row>
        <table:table-row table:style-name="ro1">
          <table:table-cell office:value-type="string" calcext:value-type="string">
            <text:p>1970-01-01 00:01:32.801 <text:s text:c="2"/>-0.683667</text:p>
          </table:table-cell>
          <table:table-cell table:formula="of:=RIGHT([.A6];LEN([.A6])-26)" office:value-type="string" office:string-value="-0.683667" calcext:value-type="string">
            <text:p>-0.683667</text:p>
          </table:table-cell>
          <table:table-cell office:value-type="string" calcext:value-type="string">
            <text:p>1970-01-01 00:01:32.801 <text:s text:c="3"/>2.066412</text:p>
          </table:table-cell>
          <table:table-cell table:formula="of:=RIGHT([.C6];LEN([.C6])-26)" office:value-type="string" office:string-value=" 2.066412" calcext:value-type="string">
            <text:p><text:s/>2.066412</text:p>
          </table:table-cell>
        </table:table-row>
        <table:table-row table:style-name="ro1">
          <table:table-cell office:value-type="string" calcext:value-type="string">
            <text:p>1970-01-01 00:01:32.901 <text:s text:c="2"/>-0.689274</text:p>
          </table:table-cell>
          <table:table-cell table:formula="of:=RIGHT([.A7];LEN([.A7])-26)" office:value-type="string" office:string-value="-0.689274" calcext:value-type="string">
            <text:p>-0.689274</text:p>
          </table:table-cell>
          <table:table-cell office:value-type="string" calcext:value-type="string">
            <text:p>1970-01-01 00:01:32.901 <text:s text:c="3"/>2.110472</text:p>
          </table:table-cell>
          <table:table-cell table:formula="of:=RIGHT([.C7];LEN([.C7])-26)" office:value-type="string" office:string-value=" 2.110472" calcext:value-type="string">
            <text:p><text:s/>2.110472</text:p>
          </table:table-cell>
        </table:table-row>
        <table:table-row table:style-name="ro1">
          <table:table-cell office:value-type="string" calcext:value-type="string">
            <text:p>1970-01-01 00:01:33.001 <text:s text:c="2"/>-0.696213</text:p>
          </table:table-cell>
          <table:table-cell table:formula="of:=RIGHT([.A8];LEN([.A8])-26)" office:value-type="string" office:string-value="-0.696213" calcext:value-type="string">
            <text:p>-0.696213</text:p>
          </table:table-cell>
          <table:table-cell office:value-type="string" calcext:value-type="string">
            <text:p>1970-01-01 00:01:33.001 <text:s text:c="3"/>2.166004</text:p>
          </table:table-cell>
          <table:table-cell table:formula="of:=RIGHT([.C8];LEN([.C8])-26)" office:value-type="string" office:string-value=" 2.166004" calcext:value-type="string">
            <text:p><text:s/>2.166004</text:p>
          </table:table-cell>
        </table:table-row>
        <table:table-row table:style-name="ro1">
          <table:table-cell office:value-type="string" calcext:value-type="string">
            <text:p>1970-01-01 00:01:33.101 <text:s text:c="2"/>-0.704550</text:p>
          </table:table-cell>
          <table:table-cell table:formula="of:=RIGHT([.A9];LEN([.A9])-26)" office:value-type="string" office:string-value="-0.704550" calcext:value-type="string">
            <text:p>-0.704550</text:p>
          </table:table-cell>
          <table:table-cell office:value-type="string" calcext:value-type="string">
            <text:p>1970-01-01 00:01:33.101 <text:s text:c="3"/>2.235083</text:p>
          </table:table-cell>
          <table:table-cell table:formula="of:=RIGHT([.C9];LEN([.C9])-26)" office:value-type="string" office:string-value=" 2.235083" calcext:value-type="string">
            <text:p><text:s/>2.235083</text:p>
          </table:table-cell>
        </table:table-row>
        <table:table-row table:style-name="ro1">
          <table:table-cell office:value-type="string" calcext:value-type="string">
            <text:p>1970-01-01 00:01:33.201 <text:s text:c="2"/>-0.713755</text:p>
          </table:table-cell>
          <table:table-cell table:formula="of:=RIGHT([.A10];LEN([.A10])-26)" office:value-type="string" office:string-value="-0.713755" calcext:value-type="string">
            <text:p>-0.713755</text:p>
          </table:table-cell>
          <table:table-cell office:value-type="string" calcext:value-type="string">
            <text:p>1970-01-01 00:01:33.201 <text:s text:c="3"/>2.313706</text:p>
          </table:table-cell>
          <table:table-cell table:formula="of:=RIGHT([.C10];LEN([.C10])-26)" office:value-type="string" office:string-value=" 2.313706" calcext:value-type="string">
            <text:p><text:s/>2.313706</text:p>
          </table:table-cell>
        </table:table-row>
        <table:table-row table:style-name="ro1">
          <table:table-cell office:value-type="string" calcext:value-type="string">
            <text:p>1970-01-01 00:01:33.301 <text:s text:c="2"/>-0.723110</text:p>
          </table:table-cell>
          <table:table-cell table:formula="of:=RIGHT([.A11];LEN([.A11])-26)" office:value-type="string" office:string-value="-0.723110" calcext:value-type="string">
            <text:p>-0.723110</text:p>
          </table:table-cell>
          <table:table-cell office:value-type="string" calcext:value-type="string">
            <text:p>1970-01-01 00:01:33.301 <text:s text:c="3"/>2.393309</text:p>
          </table:table-cell>
          <table:table-cell table:formula="of:=RIGHT([.C11];LEN([.C11])-26)" office:value-type="string" office:string-value=" 2.393309" calcext:value-type="string">
            <text:p><text:s/>2.393309</text:p>
          </table:table-cell>
        </table:table-row>
        <table:table-row table:style-name="ro1">
          <table:table-cell office:value-type="string" calcext:value-type="string">
            <text:p>1970-01-01 00:01:33.401 <text:s text:c="2"/>-0.732423</text:p>
          </table:table-cell>
          <table:table-cell table:formula="of:=RIGHT([.A12];LEN([.A12])-26)" office:value-type="string" office:string-value="-0.732423" calcext:value-type="string">
            <text:p>-0.732423</text:p>
          </table:table-cell>
          <table:table-cell office:value-type="string" calcext:value-type="string">
            <text:p>1970-01-01 00:01:33.401 <text:s text:c="3"/>2.472595</text:p>
          </table:table-cell>
          <table:table-cell table:formula="of:=RIGHT([.C12];LEN([.C12])-26)" office:value-type="string" office:string-value=" 2.472595" calcext:value-type="string">
            <text:p><text:s/>2.472595</text:p>
          </table:table-cell>
        </table:table-row>
        <table:table-row table:style-name="ro1">
          <table:table-cell office:value-type="string" calcext:value-type="string">
            <text:p>1970-01-01 00:01:33.501 <text:s text:c="2"/>-0.741767</text:p>
          </table:table-cell>
          <table:table-cell table:formula="of:=RIGHT([.A13];LEN([.A13])-26)" office:value-type="string" office:string-value="-0.741767" calcext:value-type="string">
            <text:p>-0.741767</text:p>
          </table:table-cell>
          <table:table-cell office:value-type="string" calcext:value-type="string">
            <text:p>1970-01-01 00:01:33.501 <text:s text:c="3"/>2.552167</text:p>
          </table:table-cell>
          <table:table-cell table:formula="of:=RIGHT([.C13];LEN([.C13])-26)" office:value-type="string" office:string-value=" 2.552167" calcext:value-type="string">
            <text:p><text:s/>2.552167</text:p>
          </table:table-cell>
        </table:table-row>
        <table:table-row table:style-name="ro1">
          <table:table-cell office:value-type="string" calcext:value-type="string">
            <text:p>1970-01-01 00:01:33.601 <text:s text:c="2"/>-0.751331</text:p>
          </table:table-cell>
          <table:table-cell table:formula="of:=RIGHT([.A14];LEN([.A14])-26)" office:value-type="string" office:string-value="-0.751331" calcext:value-type="string">
            <text:p>-0.751331</text:p>
          </table:table-cell>
          <table:table-cell office:value-type="string" calcext:value-type="string">
            <text:p>1970-01-01 00:01:33.601 <text:s text:c="3"/>2.631672</text:p>
          </table:table-cell>
          <table:table-cell table:formula="of:=RIGHT([.C14];LEN([.C14])-26)" office:value-type="string" office:string-value=" 2.631672" calcext:value-type="string">
            <text:p><text:s/>2.631672</text:p>
          </table:table-cell>
        </table:table-row>
        <table:table-row table:style-name="ro1">
          <table:table-cell office:value-type="string" calcext:value-type="string">
            <text:p>1970-01-01 00:01:33.701 <text:s text:c="2"/>-0.762289</text:p>
          </table:table-cell>
          <table:table-cell table:formula="of:=RIGHT([.A15];LEN([.A15])-26)" office:value-type="string" office:string-value="-0.762289" calcext:value-type="string">
            <text:p>-0.762289</text:p>
          </table:table-cell>
          <table:table-cell office:value-type="string" calcext:value-type="string">
            <text:p>1970-01-01 00:01:33.701 <text:s text:c="3"/>2.710847</text:p>
          </table:table-cell>
          <table:table-cell table:formula="of:=RIGHT([.C15];LEN([.C15])-26)" office:value-type="string" office:string-value=" 2.710847" calcext:value-type="string">
            <text:p><text:s/>2.710847</text:p>
          </table:table-cell>
        </table:table-row>
        <table:table-row table:style-name="ro1">
          <table:table-cell office:value-type="string" calcext:value-type="string">
            <text:p>1970-01-01 00:01:33.802 <text:s text:c="2"/>-0.779737</text:p>
          </table:table-cell>
          <table:table-cell table:formula="of:=RIGHT([.A16];LEN([.A16])-26)" office:value-type="string" office:string-value="-0.779737" calcext:value-type="string">
            <text:p>-0.779737</text:p>
          </table:table-cell>
          <table:table-cell office:value-type="string" calcext:value-type="string">
            <text:p>1970-01-01 00:01:33.802 <text:s text:c="3"/>2.805238</text:p>
          </table:table-cell>
          <table:table-cell table:formula="of:=RIGHT([.C16];LEN([.C16])-26)" office:value-type="string" office:string-value=" 2.805238" calcext:value-type="string">
            <text:p><text:s/>2.805238</text:p>
          </table:table-cell>
        </table:table-row>
        <table:table-row table:style-name="ro1">
          <table:table-cell office:value-type="string" calcext:value-type="string">
            <text:p>1970-01-01 00:01:33.901 <text:s text:c="2"/>-0.795272</text:p>
          </table:table-cell>
          <table:table-cell table:formula="of:=RIGHT([.A17];LEN([.A17])-26)" office:value-type="string" office:string-value="-0.795272" calcext:value-type="string">
            <text:p>-0.795272</text:p>
          </table:table-cell>
          <table:table-cell office:value-type="string" calcext:value-type="string">
            <text:p>1970-01-01 00:01:33.901 <text:s text:c="3"/>2.867314</text:p>
          </table:table-cell>
          <table:table-cell table:formula="of:=RIGHT([.C17];LEN([.C17])-26)" office:value-type="string" office:string-value=" 2.867314" calcext:value-type="string">
            <text:p><text:s/>2.867314</text:p>
          </table:table-cell>
        </table:table-row>
        <table:table-row table:style-name="ro1">
          <table:table-cell office:value-type="string" calcext:value-type="string">
            <text:p>1970-01-01 00:01:34.001 <text:s text:c="2"/>-0.818599</text:p>
          </table:table-cell>
          <table:table-cell table:formula="of:=RIGHT([.A18];LEN([.A18])-26)" office:value-type="string" office:string-value="-0.818599" calcext:value-type="string">
            <text:p>-0.818599</text:p>
          </table:table-cell>
          <table:table-cell office:value-type="string" calcext:value-type="string">
            <text:p>1970-01-01 00:01:34.001 <text:s text:c="3"/>2.939255</text:p>
          </table:table-cell>
          <table:table-cell table:formula="of:=RIGHT([.C18];LEN([.C18])-26)" office:value-type="string" office:string-value=" 2.939255" calcext:value-type="string">
            <text:p><text:s/>2.939255</text:p>
          </table:table-cell>
        </table:table-row>
        <table:table-row table:style-name="ro1">
          <table:table-cell office:value-type="string" calcext:value-type="string">
            <text:p>1970-01-01 00:01:34.102 <text:s text:c="2"/>-0.847828</text:p>
          </table:table-cell>
          <table:table-cell table:formula="of:=RIGHT([.A19];LEN([.A19])-26)" office:value-type="string" office:string-value="-0.847828" calcext:value-type="string">
            <text:p>-0.847828</text:p>
          </table:table-cell>
          <table:table-cell office:value-type="string" calcext:value-type="string">
            <text:p>1970-01-01 00:01:34.102 <text:s text:c="3"/>3.012225</text:p>
          </table:table-cell>
          <table:table-cell table:formula="of:=RIGHT([.C19];LEN([.C19])-26)" office:value-type="string" office:string-value=" 3.012225" calcext:value-type="string">
            <text:p><text:s/>3.012225</text:p>
          </table:table-cell>
        </table:table-row>
        <table:table-row table:style-name="ro1">
          <table:table-cell office:value-type="string" calcext:value-type="string">
            <text:p>1970-01-01 00:01:34.201 <text:s text:c="2"/>-0.865750</text:p>
          </table:table-cell>
          <table:table-cell table:formula="of:=RIGHT([.A20];LEN([.A20])-26)" office:value-type="string" office:string-value="-0.865750" calcext:value-type="string">
            <text:p>-0.865750</text:p>
          </table:table-cell>
          <table:table-cell office:value-type="string" calcext:value-type="string">
            <text:p>1970-01-01 00:01:34.201 <text:s text:c="3"/>3.052205</text:p>
          </table:table-cell>
          <table:table-cell table:formula="of:=RIGHT([.C20];LEN([.C20])-26)" office:value-type="string" office:string-value=" 3.052205" calcext:value-type="string">
            <text:p><text:s/>3.052205</text:p>
          </table:table-cell>
        </table:table-row>
        <table:table-row table:style-name="ro1">
          <table:table-cell office:value-type="string" calcext:value-type="string">
            <text:p>1970-01-01 00:01:34.301 <text:s text:c="2"/>-0.885270</text:p>
          </table:table-cell>
          <table:table-cell table:formula="of:=RIGHT([.A21];LEN([.A21])-26)" office:value-type="string" office:string-value="-0.885270" calcext:value-type="string">
            <text:p>-0.885270</text:p>
          </table:table-cell>
          <table:table-cell office:value-type="string" calcext:value-type="string">
            <text:p>1970-01-01 00:01:34.301 <text:s text:c="3"/>3.093645</text:p>
          </table:table-cell>
          <table:table-cell table:formula="of:=RIGHT([.C21];LEN([.C21])-26)" office:value-type="string" office:string-value=" 3.093645" calcext:value-type="string">
            <text:p><text:s/>3.093645</text:p>
          </table:table-cell>
        </table:table-row>
        <table:table-row table:style-name="ro1">
          <table:table-cell office:value-type="string" calcext:value-type="string">
            <text:p>1970-01-01 00:01:34.401 <text:s text:c="2"/>-0.900414</text:p>
          </table:table-cell>
          <table:table-cell table:formula="of:=RIGHT([.A22];LEN([.A22])-26)" office:value-type="string" office:string-value="-0.900414" calcext:value-type="string">
            <text:p>-0.900414</text:p>
          </table:table-cell>
          <table:table-cell office:value-type="string" calcext:value-type="string">
            <text:p>1970-01-01 00:01:34.401 <text:s text:c="3"/>3.125686</text:p>
          </table:table-cell>
          <table:table-cell table:formula="of:=RIGHT([.C22];LEN([.C22])-26)" office:value-type="string" office:string-value=" 3.125686" calcext:value-type="string">
            <text:p><text:s/>3.125686</text:p>
          </table:table-cell>
        </table:table-row>
        <table:table-row table:style-name="ro1">
          <table:table-cell office:value-type="string" calcext:value-type="string">
            <text:p>1970-01-01 00:01:34.501 <text:s text:c="2"/>-0.915293</text:p>
          </table:table-cell>
          <table:table-cell table:formula="of:=RIGHT([.A23];LEN([.A23])-26)" office:value-type="string" office:string-value="-0.915293" calcext:value-type="string">
            <text:p>-0.915293</text:p>
          </table:table-cell>
          <table:table-cell office:value-type="string" calcext:value-type="string">
            <text:p>1970-01-01 00:01:34.501 <text:s text:c="3"/>3.157185</text:p>
          </table:table-cell>
          <table:table-cell table:formula="of:=RIGHT([.C23];LEN([.C23])-26)" office:value-type="string" office:string-value=" 3.157185" calcext:value-type="string">
            <text:p><text:s/>3.157185</text:p>
          </table:table-cell>
        </table:table-row>
        <table:table-row table:style-name="ro1">
          <table:table-cell office:value-type="string" calcext:value-type="string">
            <text:p>1970-01-01 00:01:34.601 <text:s text:c="2"/>-0.928632</text:p>
          </table:table-cell>
          <table:table-cell table:formula="of:=RIGHT([.A24];LEN([.A24])-26)" office:value-type="string" office:string-value="-0.928632" calcext:value-type="string">
            <text:p>-0.928632</text:p>
          </table:table-cell>
          <table:table-cell office:value-type="string" calcext:value-type="string">
            <text:p>1970-01-01 00:01:34.601 <text:s text:c="3"/>3.185116</text:p>
          </table:table-cell>
          <table:table-cell table:formula="of:=RIGHT([.C24];LEN([.C24])-26)" office:value-type="string" office:string-value=" 3.185116" calcext:value-type="string">
            <text:p><text:s/>3.185116</text:p>
          </table:table-cell>
        </table:table-row>
        <table:table-row table:style-name="ro1">
          <table:table-cell office:value-type="string" calcext:value-type="string">
            <text:p>1970-01-01 00:01:34.701 <text:s text:c="2"/>-0.941790</text:p>
          </table:table-cell>
          <table:table-cell table:formula="of:=RIGHT([.A25];LEN([.A25])-26)" office:value-type="string" office:string-value="-0.941790" calcext:value-type="string">
            <text:p>-0.941790</text:p>
          </table:table-cell>
          <table:table-cell office:value-type="string" calcext:value-type="string">
            <text:p>1970-01-01 00:01:34.701 <text:s text:c="3"/>3.216142</text:p>
          </table:table-cell>
          <table:table-cell table:formula="of:=RIGHT([.C25];LEN([.C25])-26)" office:value-type="string" office:string-value=" 3.216142" calcext:value-type="string">
            <text:p><text:s/>3.216142</text:p>
          </table:table-cell>
        </table:table-row>
        <table:table-row table:style-name="ro1">
          <table:table-cell office:value-type="string" calcext:value-type="string">
            <text:p>1970-01-01 00:01:34.801 <text:s text:c="2"/>-0.955865</text:p>
          </table:table-cell>
          <table:table-cell table:formula="of:=RIGHT([.A26];LEN([.A26])-26)" office:value-type="string" office:string-value="-0.955865" calcext:value-type="string">
            <text:p>-0.955865</text:p>
          </table:table-cell>
          <table:table-cell office:value-type="string" calcext:value-type="string">
            <text:p>1970-01-01 00:01:34.801 <text:s text:c="3"/>3.257614</text:p>
          </table:table-cell>
          <table:table-cell table:formula="of:=RIGHT([.C26];LEN([.C26])-26)" office:value-type="string" office:string-value=" 3.257614" calcext:value-type="string">
            <text:p><text:s/>3.257614</text:p>
          </table:table-cell>
        </table:table-row>
        <table:table-row table:style-name="ro1">
          <table:table-cell office:value-type="string" calcext:value-type="string">
            <text:p>1970-01-01 00:01:34.901 <text:s text:c="2"/>-0.969484</text:p>
          </table:table-cell>
          <table:table-cell table:formula="of:=RIGHT([.A27];LEN([.A27])-26)" office:value-type="string" office:string-value="-0.969484" calcext:value-type="string">
            <text:p>-0.969484</text:p>
          </table:table-cell>
          <table:table-cell office:value-type="string" calcext:value-type="string">
            <text:p>1970-01-01 00:01:34.901 <text:s text:c="3"/>3.308182</text:p>
          </table:table-cell>
          <table:table-cell table:formula="of:=RIGHT([.C27];LEN([.C27])-26)" office:value-type="string" office:string-value=" 3.308182" calcext:value-type="string">
            <text:p><text:s/>3.308182</text:p>
          </table:table-cell>
        </table:table-row>
        <table:table-row table:style-name="ro1">
          <table:table-cell office:value-type="string" calcext:value-type="string">
            <text:p>1970-01-01 00:01:35.001 <text:s text:c="2"/>-0.983169</text:p>
          </table:table-cell>
          <table:table-cell table:formula="of:=RIGHT([.A28];LEN([.A28])-26)" office:value-type="string" office:string-value="-0.983169" calcext:value-type="string">
            <text:p>-0.983169</text:p>
          </table:table-cell>
          <table:table-cell office:value-type="string" calcext:value-type="string">
            <text:p>1970-01-01 00:01:35.001 <text:s text:c="3"/>3.369287</text:p>
          </table:table-cell>
          <table:table-cell table:formula="of:=RIGHT([.C28];LEN([.C28])-26)" office:value-type="string" office:string-value=" 3.369287" calcext:value-type="string">
            <text:p><text:s/>3.369287</text:p>
          </table:table-cell>
        </table:table-row>
        <table:table-row table:style-name="ro1">
          <table:table-cell office:value-type="string" calcext:value-type="string">
            <text:p>1970-01-01 00:01:35.102 <text:s text:c="2"/>-1.000241</text:p>
          </table:table-cell>
          <table:table-cell table:formula="of:=RIGHT([.A29];LEN([.A29])-26)" office:value-type="string" office:string-value="-1.000241" calcext:value-type="string">
            <text:p>-1.000241</text:p>
          </table:table-cell>
          <table:table-cell office:value-type="string" calcext:value-type="string">
            <text:p>1970-01-01 00:01:35.102 <text:s text:c="3"/>3.456662</text:p>
          </table:table-cell>
          <table:table-cell table:formula="of:=RIGHT([.C29];LEN([.C29])-26)" office:value-type="string" office:string-value=" 3.456662" calcext:value-type="string">
            <text:p><text:s/>3.456662</text:p>
          </table:table-cell>
        </table:table-row>
        <table:table-row table:style-name="ro1">
          <table:table-cell office:value-type="string" calcext:value-type="string">
            <text:p>1970-01-01 00:01:35.202 <text:s text:c="2"/>-1.015596</text:p>
          </table:table-cell>
          <table:table-cell table:formula="of:=RIGHT([.A30];LEN([.A30])-26)" office:value-type="string" office:string-value="-1.015596" calcext:value-type="string">
            <text:p>-1.015596</text:p>
          </table:table-cell>
          <table:table-cell office:value-type="string" calcext:value-type="string">
            <text:p>1970-01-01 00:01:35.202 <text:s text:c="3"/>3.535202</text:p>
          </table:table-cell>
          <table:table-cell table:formula="of:=RIGHT([.C30];LEN([.C30])-26)" office:value-type="string" office:string-value=" 3.535202" calcext:value-type="string">
            <text:p><text:s/>3.535202</text:p>
          </table:table-cell>
        </table:table-row>
        <table:table-row table:style-name="ro1">
          <table:table-cell office:value-type="string" calcext:value-type="string">
            <text:p>1970-01-01 00:01:35.301 <text:s text:c="2"/>-1.028909</text:p>
          </table:table-cell>
          <table:table-cell table:formula="of:=RIGHT([.A31];LEN([.A31])-26)" office:value-type="string" office:string-value="-1.028909" calcext:value-type="string">
            <text:p>-1.028909</text:p>
          </table:table-cell>
          <table:table-cell office:value-type="string" calcext:value-type="string">
            <text:p>1970-01-01 00:01:35.301 <text:s text:c="3"/>3.597639</text:p>
          </table:table-cell>
          <table:table-cell table:formula="of:=RIGHT([.C31];LEN([.C31])-26)" office:value-type="string" office:string-value=" 3.597639" calcext:value-type="string">
            <text:p><text:s/>3.597639</text:p>
          </table:table-cell>
        </table:table-row>
        <table:table-row table:style-name="ro1">
          <table:table-cell office:value-type="string" calcext:value-type="string">
            <text:p>1970-01-01 00:01:35.401 <text:s text:c="2"/>-1.048497</text:p>
          </table:table-cell>
          <table:table-cell table:formula="of:=RIGHT([.A32];LEN([.A32])-26)" office:value-type="string" office:string-value="-1.048497" calcext:value-type="string">
            <text:p>-1.048497</text:p>
          </table:table-cell>
          <table:table-cell office:value-type="string" calcext:value-type="string">
            <text:p>1970-01-01 00:01:35.401 <text:s text:c="3"/>3.675213</text:p>
          </table:table-cell>
          <table:table-cell table:formula="of:=RIGHT([.C32];LEN([.C32])-26)" office:value-type="string" office:string-value=" 3.675213" calcext:value-type="string">
            <text:p><text:s/>3.675213</text:p>
          </table:table-cell>
        </table:table-row>
        <table:table-row table:style-name="ro1">
          <table:table-cell office:value-type="string" calcext:value-type="string">
            <text:p>1970-01-01 00:01:35.502 <text:s text:c="2"/>-1.075529</text:p>
          </table:table-cell>
          <table:table-cell table:formula="of:=RIGHT([.A33];LEN([.A33])-26)" office:value-type="string" office:string-value="-1.075529" calcext:value-type="string">
            <text:p>-1.075529</text:p>
          </table:table-cell>
          <table:table-cell office:value-type="string" calcext:value-type="string">
            <text:p>1970-01-01 00:01:35.502 <text:s text:c="3"/>3.760749</text:p>
          </table:table-cell>
          <table:table-cell table:formula="of:=RIGHT([.C33];LEN([.C33])-26)" office:value-type="string" office:string-value=" 3.760749" calcext:value-type="string">
            <text:p><text:s/>3.760749</text:p>
          </table:table-cell>
        </table:table-row>
        <table:table-row table:style-name="ro1">
          <table:table-cell office:value-type="string" calcext:value-type="string">
            <text:p>1970-01-01 00:01:35.601 <text:s text:c="2"/>-1.094698</text:p>
          </table:table-cell>
          <table:table-cell table:formula="of:=RIGHT([.A34];LEN([.A34])-26)" office:value-type="string" office:string-value="-1.094698" calcext:value-type="string">
            <text:p>-1.094698</text:p>
          </table:table-cell>
          <table:table-cell office:value-type="string" calcext:value-type="string">
            <text:p>1970-01-01 00:01:35.601 <text:s text:c="3"/>3.812034</text:p>
          </table:table-cell>
          <table:table-cell table:formula="of:=RIGHT([.C34];LEN([.C34])-26)" office:value-type="string" office:string-value=" 3.812034" calcext:value-type="string">
            <text:p><text:s/>3.812034</text:p>
          </table:table-cell>
        </table:table-row>
        <table:table-row table:style-name="ro1">
          <table:table-cell office:value-type="string" calcext:value-type="string">
            <text:p>1970-01-01 00:01:35.701 <text:s text:c="2"/>-1.117799</text:p>
          </table:table-cell>
          <table:table-cell table:formula="of:=RIGHT([.A35];LEN([.A35])-26)" office:value-type="string" office:string-value="-1.117799" calcext:value-type="string">
            <text:p>-1.117799</text:p>
          </table:table-cell>
          <table:table-cell office:value-type="string" calcext:value-type="string">
            <text:p>1970-01-01 00:01:35.701 <text:s text:c="3"/>3.867686</text:p>
          </table:table-cell>
          <table:table-cell table:formula="of:=RIGHT([.C35];LEN([.C35])-26)" office:value-type="string" office:string-value=" 3.867686" calcext:value-type="string">
            <text:p><text:s/>3.867686</text:p>
          </table:table-cell>
        </table:table-row>
        <table:table-row table:style-name="ro1">
          <table:table-cell office:value-type="string" calcext:value-type="string">
            <text:p>1970-01-01 00:01:35.801 <text:s text:c="2"/>-1.137884</text:p>
          </table:table-cell>
          <table:table-cell table:formula="of:=RIGHT([.A36];LEN([.A36])-26)" office:value-type="string" office:string-value="-1.137884" calcext:value-type="string">
            <text:p>-1.137884</text:p>
          </table:table-cell>
          <table:table-cell office:value-type="string" calcext:value-type="string">
            <text:p>1970-01-01 00:01:35.801 <text:s text:c="3"/>3.913598</text:p>
          </table:table-cell>
          <table:table-cell table:formula="of:=RIGHT([.C36];LEN([.C36])-26)" office:value-type="string" office:string-value=" 3.913598" calcext:value-type="string">
            <text:p><text:s/>3.913598</text:p>
          </table:table-cell>
        </table:table-row>
        <table:table-row table:style-name="ro1">
          <table:table-cell office:value-type="string" calcext:value-type="string">
            <text:p>1970-01-01 00:01:35.902 <text:s text:c="2"/>-1.154760</text:p>
          </table:table-cell>
          <table:table-cell table:formula="of:=RIGHT([.A37];LEN([.A37])-26)" office:value-type="string" office:string-value="-1.154760" calcext:value-type="string">
            <text:p>-1.154760</text:p>
          </table:table-cell>
          <table:table-cell office:value-type="string" calcext:value-type="string">
            <text:p>1970-01-01 00:01:35.902 <text:s text:c="3"/>3.952730</text:p>
          </table:table-cell>
          <table:table-cell table:formula="of:=RIGHT([.C37];LEN([.C37])-26)" office:value-type="string" office:string-value=" 3.952730" calcext:value-type="string">
            <text:p><text:s/>3.952730</text:p>
          </table:table-cell>
        </table:table-row>
        <table:table-row table:style-name="ro1">
          <table:table-cell office:value-type="string" calcext:value-type="string">
            <text:p>1970-01-01 00:01:36.001 <text:s text:c="2"/>-1.161853</text:p>
          </table:table-cell>
          <table:table-cell table:formula="of:=RIGHT([.A38];LEN([.A38])-26)" office:value-type="string" office:string-value="-1.161853" calcext:value-type="string">
            <text:p>-1.161853</text:p>
          </table:table-cell>
          <table:table-cell office:value-type="string" calcext:value-type="string">
            <text:p>1970-01-01 00:01:36.001 <text:s text:c="3"/>3.971201</text:p>
          </table:table-cell>
          <table:table-cell table:formula="of:=RIGHT([.C38];LEN([.C38])-26)" office:value-type="string" office:string-value=" 3.971201" calcext:value-type="string">
            <text:p><text:s/>3.971201</text:p>
          </table:table-cell>
        </table:table-row>
        <table:table-row table:style-name="ro1">
          <table:table-cell office:value-type="string" calcext:value-type="string">
            <text:p>1970-01-01 00:01:36.101 <text:s text:c="2"/>-1.166705</text:p>
          </table:table-cell>
          <table:table-cell table:formula="of:=RIGHT([.A39];LEN([.A39])-26)" office:value-type="string" office:string-value="-1.166705" calcext:value-type="string">
            <text:p>-1.166705</text:p>
          </table:table-cell>
          <table:table-cell office:value-type="string" calcext:value-type="string">
            <text:p>1970-01-01 00:01:36.101 <text:s text:c="3"/>3.986146</text:p>
          </table:table-cell>
          <table:table-cell table:formula="of:=RIGHT([.C39];LEN([.C39])-26)" office:value-type="string" office:string-value=" 3.986146" calcext:value-type="string">
            <text:p><text:s/>3.986146</text:p>
          </table:table-cell>
        </table:table-row>
        <table:table-row table:style-name="ro1">
          <table:table-cell office:value-type="string" calcext:value-type="string">
            <text:p>1970-01-01 00:01:36.201 <text:s text:c="2"/>-1.168093</text:p>
          </table:table-cell>
          <table:table-cell table:formula="of:=RIGHT([.A40];LEN([.A40])-26)" office:value-type="string" office:string-value="-1.168093" calcext:value-type="string">
            <text:p>-1.168093</text:p>
          </table:table-cell>
          <table:table-cell office:value-type="string" calcext:value-type="string">
            <text:p>1970-01-01 00:01:36.201 <text:s text:c="3"/>3.991770</text:p>
          </table:table-cell>
          <table:table-cell table:formula="of:=RIGHT([.C40];LEN([.C40])-26)" office:value-type="string" office:string-value=" 3.991770" calcext:value-type="string">
            <text:p><text:s/>3.991770</text:p>
          </table:table-cell>
        </table:table-row>
        <table:table-row table:style-name="ro1">
          <table:table-cell office:value-type="string" calcext:value-type="string">
            <text:p>1970-01-01 00:01:36.301 <text:s text:c="2"/>-1.168235</text:p>
          </table:table-cell>
          <table:table-cell table:formula="of:=RIGHT([.A41];LEN([.A41])-26)" office:value-type="string" office:string-value="-1.168235" calcext:value-type="string">
            <text:p>-1.168235</text:p>
          </table:table-cell>
          <table:table-cell office:value-type="string" calcext:value-type="string">
            <text:p>1970-01-01 00:01:36.301 <text:s text:c="3"/>3.992802</text:p>
          </table:table-cell>
          <table:table-cell table:formula="of:=RIGHT([.C41];LEN([.C41])-26)" office:value-type="string" office:string-value=" 3.992802" calcext:value-type="string">
            <text:p><text:s/>3.992802</text:p>
          </table:table-cell>
        </table:table-row>
        <table:table-row table:style-name="ro1">
          <table:table-cell office:value-type="string" calcext:value-type="string">
            <text:p>1970-01-01 00:01:36.401 <text:s text:c="2"/>-1.168267</text:p>
          </table:table-cell>
          <table:table-cell table:formula="of:=RIGHT([.A42];LEN([.A42])-26)" office:value-type="string" office:string-value="-1.168267" calcext:value-type="string">
            <text:p>-1.168267</text:p>
          </table:table-cell>
          <table:table-cell office:value-type="string" calcext:value-type="string">
            <text:p>1970-01-01 00:01:36.401 <text:s text:c="3"/>3.993722</text:p>
          </table:table-cell>
          <table:table-cell table:formula="of:=RIGHT([.C42];LEN([.C42])-26)" office:value-type="string" office:string-value=" 3.993722" calcext:value-type="string">
            <text:p><text:s/>3.993722</text:p>
          </table:table-cell>
        </table:table-row>
        <table:table-row table:style-name="ro1">
          <table:table-cell office:value-type="string" calcext:value-type="string">
            <text:p>1970-01-01 00:01:36.501 <text:s text:c="2"/>-1.168127</text:p>
          </table:table-cell>
          <table:table-cell table:formula="of:=RIGHT([.A43];LEN([.A43])-26)" office:value-type="string" office:string-value="-1.168127" calcext:value-type="string">
            <text:p>-1.168127</text:p>
          </table:table-cell>
          <table:table-cell office:value-type="string" calcext:value-type="string">
            <text:p>1970-01-01 00:01:36.501 <text:s text:c="3"/>3.997184</text:p>
          </table:table-cell>
          <table:table-cell table:formula="of:=RIGHT([.C43];LEN([.C43])-26)" office:value-type="string" office:string-value=" 3.997184" calcext:value-type="string">
            <text:p><text:s/>3.997184</text:p>
          </table:table-cell>
        </table:table-row>
        <table:table-row table:style-name="ro1">
          <table:table-cell office:value-type="string" calcext:value-type="string">
            <text:p>1970-01-01 00:01:36.601 <text:s text:c="2"/>-1.168011</text:p>
          </table:table-cell>
          <table:table-cell table:formula="of:=RIGHT([.A44];LEN([.A44])-26)" office:value-type="string" office:string-value="-1.168011" calcext:value-type="string">
            <text:p>-1.168011</text:p>
          </table:table-cell>
          <table:table-cell office:value-type="string" calcext:value-type="string">
            <text:p>1970-01-01 00:01:36.601 <text:s text:c="3"/>3.998042</text:p>
          </table:table-cell>
          <table:table-cell table:formula="of:=RIGHT([.C44];LEN([.C44])-26)" office:value-type="string" office:string-value=" 3.998042" calcext:value-type="string">
            <text:p><text:s/>3.998042</text:p>
          </table:table-cell>
        </table:table-row>
        <table:table-row table:style-name="ro1">
          <table:table-cell office:value-type="string" calcext:value-type="string">
            <text:p>1970-01-01 00:01:36.701 <text:s text:c="2"/>-1.167921</text:p>
          </table:table-cell>
          <table:table-cell table:formula="of:=RIGHT([.A45];LEN([.A45])-26)" office:value-type="string" office:string-value="-1.167921" calcext:value-type="string">
            <text:p>-1.167921</text:p>
          </table:table-cell>
          <table:table-cell office:value-type="string" calcext:value-type="string">
            <text:p>1970-01-01 00:01:36.701 <text:s text:c="3"/>3.998431</text:p>
          </table:table-cell>
          <table:table-cell table:formula="of:=RIGHT([.C45];LEN([.C45])-26)" office:value-type="string" office:string-value=" 3.998431" calcext:value-type="string">
            <text:p><text:s/>3.998431</text:p>
          </table:table-cell>
        </table:table-row>
        <table:table-row table:style-name="ro1">
          <table:table-cell office:value-type="string" calcext:value-type="string">
            <text:p>1970-01-01 00:01:36.802 <text:s text:c="2"/>-1.167795</text:p>
          </table:table-cell>
          <table:table-cell table:formula="of:=RIGHT([.A46];LEN([.A46])-26)" office:value-type="string" office:string-value="-1.167795" calcext:value-type="string">
            <text:p>-1.167795</text:p>
          </table:table-cell>
          <table:table-cell office:value-type="string" calcext:value-type="string">
            <text:p>1970-01-01 00:01:36.802 <text:s text:c="3"/>3.998791</text:p>
          </table:table-cell>
          <table:table-cell table:formula="of:=RIGHT([.C46];LEN([.C46])-26)" office:value-type="string" office:string-value=" 3.998791" calcext:value-type="string">
            <text:p><text:s/>3.998791</text:p>
          </table:table-cell>
        </table:table-row>
        <table:table-row table:style-name="ro1">
          <table:table-cell office:value-type="string" calcext:value-type="string">
            <text:p>1970-01-01 00:01:36.902 <text:s text:c="2"/>-1.167811</text:p>
          </table:table-cell>
          <table:table-cell table:formula="of:=RIGHT([.A47];LEN([.A47])-26)" office:value-type="string" office:string-value="-1.167811" calcext:value-type="string">
            <text:p>-1.167811</text:p>
          </table:table-cell>
          <table:table-cell office:value-type="string" calcext:value-type="string">
            <text:p>1970-01-01 00:01:36.902 <text:s text:c="3"/>3.998758</text:p>
          </table:table-cell>
          <table:table-cell table:formula="of:=RIGHT([.C47];LEN([.C47])-26)" office:value-type="string" office:string-value=" 3.998758" calcext:value-type="string">
            <text:p><text:s/>3.998758</text:p>
          </table:table-cell>
        </table:table-row>
        <table:table-row table:style-name="ro1">
          <table:table-cell office:value-type="string" calcext:value-type="string">
            <text:p>1970-01-01 00:01:37.001 <text:s text:c="2"/>-1.167856</text:p>
          </table:table-cell>
          <table:table-cell table:formula="of:=RIGHT([.A48];LEN([.A48])-26)" office:value-type="string" office:string-value="-1.167856" calcext:value-type="string">
            <text:p>-1.167856</text:p>
          </table:table-cell>
          <table:table-cell office:value-type="string" calcext:value-type="string">
            <text:p>1970-01-01 00:01:37.001 <text:s text:c="3"/>3.998684</text:p>
          </table:table-cell>
          <table:table-cell table:formula="of:=RIGHT([.C48];LEN([.C48])-26)" office:value-type="string" office:string-value=" 3.998684" calcext:value-type="string">
            <text:p><text:s/>3.998684</text:p>
          </table:table-cell>
        </table:table-row>
        <table:table-row table:style-name="ro1">
          <table:table-cell office:value-type="string" calcext:value-type="string">
            <text:p>1970-01-01 00:01:37.101 <text:s text:c="2"/>-1.167838</text:p>
          </table:table-cell>
          <table:table-cell table:formula="of:=RIGHT([.A49];LEN([.A49])-26)" office:value-type="string" office:string-value="-1.167838" calcext:value-type="string">
            <text:p>-1.167838</text:p>
          </table:table-cell>
          <table:table-cell office:value-type="string" calcext:value-type="string">
            <text:p>1970-01-01 00:01:37.101 <text:s text:c="3"/>3.998705</text:p>
          </table:table-cell>
          <table:table-cell table:formula="of:=RIGHT([.C49];LEN([.C49])-26)" office:value-type="string" office:string-value=" 3.998705" calcext:value-type="string">
            <text:p><text:s/>3.998705</text:p>
          </table:table-cell>
        </table:table-row>
        <table:table-row table:style-name="ro1">
          <table:table-cell office:value-type="string" calcext:value-type="string">
            <text:p>1970-01-01 00:01:37.201 <text:s text:c="2"/>-1.167791</text:p>
          </table:table-cell>
          <table:table-cell table:formula="of:=RIGHT([.A50];LEN([.A50])-26)" office:value-type="string" office:string-value="-1.167791" calcext:value-type="string">
            <text:p>-1.167791</text:p>
          </table:table-cell>
          <table:table-cell office:value-type="string" calcext:value-type="string">
            <text:p>1970-01-01 00:01:37.201 <text:s text:c="3"/>3.998765</text:p>
          </table:table-cell>
          <table:table-cell table:formula="of:=RIGHT([.C50];LEN([.C50])-26)" office:value-type="string" office:string-value=" 3.998765" calcext:value-type="string">
            <text:p><text:s/>3.998765</text:p>
          </table:table-cell>
        </table:table-row>
        <table:table-row table:style-name="ro1">
          <table:table-cell office:value-type="string" calcext:value-type="string">
            <text:p>1970-01-01 00:01:37.301 <text:s text:c="2"/>-1.167766</text:p>
          </table:table-cell>
          <table:table-cell table:formula="of:=RIGHT([.A51];LEN([.A51])-26)" office:value-type="string" office:string-value="-1.167766" calcext:value-type="string">
            <text:p>-1.167766</text:p>
          </table:table-cell>
          <table:table-cell office:value-type="string" calcext:value-type="string">
            <text:p>1970-01-01 00:01:37.301 <text:s text:c="3"/>3.998795</text:p>
          </table:table-cell>
          <table:table-cell table:formula="of:=RIGHT([.C51];LEN([.C51])-26)" office:value-type="string" office:string-value=" 3.998795" calcext:value-type="string">
            <text:p><text:s/>3.998795</text:p>
          </table:table-cell>
        </table:table-row>
        <table:table-row table:style-name="ro1">
          <table:table-cell office:value-type="string" calcext:value-type="string">
            <text:p>1970-01-01 00:01:37.402 <text:s text:c="2"/>-1.167777</text:p>
          </table:table-cell>
          <table:table-cell table:formula="of:=RIGHT([.A52];LEN([.A52])-26)" office:value-type="string" office:string-value="-1.167777" calcext:value-type="string">
            <text:p>-1.167777</text:p>
          </table:table-cell>
          <table:table-cell office:value-type="string" calcext:value-type="string">
            <text:p>1970-01-01 00:01:37.402 <text:s text:c="3"/>3.998782</text:p>
          </table:table-cell>
          <table:table-cell table:formula="of:=RIGHT([.C52];LEN([.C52])-26)" office:value-type="string" office:string-value=" 3.998782" calcext:value-type="string">
            <text:p><text:s/>3.998782</text:p>
          </table:table-cell>
        </table:table-row>
        <table:table-row table:style-name="ro1">
          <table:table-cell office:value-type="string" calcext:value-type="string">
            <text:p>1970-01-01 00:01:37.502 <text:s text:c="2"/>-1.167774</text:p>
          </table:table-cell>
          <table:table-cell table:formula="of:=RIGHT([.A53];LEN([.A53])-26)" office:value-type="string" office:string-value="-1.167774" calcext:value-type="string">
            <text:p>-1.167774</text:p>
          </table:table-cell>
          <table:table-cell office:value-type="string" calcext:value-type="string">
            <text:p>1970-01-01 00:01:37.502 <text:s text:c="3"/>3.998786</text:p>
          </table:table-cell>
          <table:table-cell table:formula="of:=RIGHT([.C53];LEN([.C53])-26)" office:value-type="string" office:string-value=" 3.998786" calcext:value-type="string">
            <text:p><text:s/>3.998786</text:p>
          </table:table-cell>
        </table:table-row>
        <table:table-row table:style-name="ro1">
          <table:table-cell office:value-type="string" calcext:value-type="string">
            <text:p>1970-01-01 00:01:37.601 <text:s text:c="2"/>-1.167770</text:p>
          </table:table-cell>
          <table:table-cell table:formula="of:=RIGHT([.A54];LEN([.A54])-26)" office:value-type="string" office:string-value="-1.167770" calcext:value-type="string">
            <text:p>-1.167770</text:p>
          </table:table-cell>
          <table:table-cell office:value-type="string" calcext:value-type="string">
            <text:p>1970-01-01 00:01:37.601 <text:s text:c="3"/>3.998790</text:p>
          </table:table-cell>
          <table:table-cell table:formula="of:=RIGHT([.C54];LEN([.C54])-26)" office:value-type="string" office:string-value=" 3.998790" calcext:value-type="string">
            <text:p><text:s/>3.998790</text:p>
          </table:table-cell>
        </table:table-row>
        <table:table-row table:style-name="ro1" table:number-rows-repeated="4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Distance between first and last point:</text:p>
          </table:table-cell>
          <table:table-cell table:style-name="Default" table:formula="of:=SQRT(([.B54]-[.B2])^2+([.D54]-[.D2])^2)" office:value-type="float" office:value="2.10631237407394" calcext:value-type="float">
            <text:p>2.10631237407394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Optimal range divisor:</text:p>
          </table:table-cell>
          <table:table-cell table:style-name="Default" table:formula="of:=30/[.B59]" office:value-type="float" office:value="14.2429016556434" calcext:value-type="float">
            <text:p>14.2429016556434</text:p>
          </table:table-cell>
          <table:table-cell/>
          <table:table-cell table:style-name="Default"/>
        </table:table-row>
      </table:table>
      <table:table table:name="Transformation Matrix" table:style-name="ta1">
        <table:table-column table:style-name="co15" table:default-cell-style-name="Default"/>
        <table:table-column table:style-name="co16" table:number-columns-repeated="2" table:default-cell-style-name="Default"/>
        <table:table-column table:style-name="co4" table:default-cell-style-name="Default"/>
        <table:table-column table:style-name="co8" table:number-columns-repeated="14" table:default-cell-style-name="Default"/>
        <table:table-row table:style-name="ro2">
          <table:table-cell table:style-name="ce15" office:value-type="string" calcext:value-type="string">
            <text:p>Index / Time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y</text:p>
          </table:table-cell>
          <table:table-cell table:style-name="ce15" office:value-type="string" calcext:value-type="string">
            <text:p>Laser</text:p>
          </table:table-cell>
          <table:table-cell/>
          <table:table-cell office:value-type="string" calcext:value-type="string">
            <text:p>Function def relative_to(<text:span text:style-name="T1">positions</text:span>, <text:span text:style-name="T2">frame</text:span>)</text:p>
          </table:table-cell>
          <table:table-cell table:number-columns-repeated="12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16" office:value-type="float" office:value="2" calcext:value-type="float">
            <text:p>2</text:p>
          </table:table-cell>
          <table:table-cell table:style-name="ce15" table:formula="of:=[.B2]+0.5" office:value-type="float" office:value="1.5" calcext:value-type="float">
            <text:p>1.5</text:p>
          </table:table-cell>
          <table:table-cell table:style-name="ce15" table:formula="of:=[.C2]+0.5" office:value-type="float" office:value="1.5" calcext:value-type="float">
            <text:p>1.5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Grad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Inverse from <text:span text:style-name="T2">frame</text:span> values:</text:p>
          </table:table-cell>
          <table:table-cell table:number-columns-repeated="9"/>
        </table:table-row>
        <table:table-row table:style-name="ro3">
          <table:table-cell table:style-name="ce16" office:value-type="float" office:value="3" calcext:value-type="float">
            <text:p>3</text:p>
          </table:table-cell>
          <table:table-cell table:style-name="ce15" table:formula="of:=[.B3]+0.5" office:value-type="float" office:value="2" calcext:value-type="float">
            <text:p>2</text:p>
          </table:table-cell>
          <table:table-cell table:style-name="ce15" table:formula="of:=[.C3]+0.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Angle Rad</text:p>
          </table:table-cell>
          <table:table-cell table:formula="of:=[.G3]/360*2*PI()" office:value-type="float" office:value="0.349065850398866" calcext:value-type="float">
            <text:p>0.349065850398866</text:p>
          </table:table-cell>
          <table:table-cell/>
          <table:table-cell table:style-name="ce22" table:number-matrix-columns-spanned="3" table:number-matrix-rows-spanned="3" table:formula="of:=MINVERSE([.F7:.H9])" office:value-type="float" office:value="0.939692620785908" calcext:value-type="float">
            <text:p>0.939692620785908</text:p>
          </table:table-cell>
          <table:table-cell table:style-name="ce22" office:value-type="float" office:value="0.342020143325669" calcext:value-type="float">
            <text:p>0.342020143325669</text:p>
          </table:table-cell>
          <table:table-cell table:style-name="ce22" office:value-type="float" office:value="-2.56342552822315" calcext:value-type="float">
            <text:p>-2.56342552822315</text:p>
          </table:table-cell>
          <table:table-cell table:number-columns-repeated="7"/>
        </table:table-row>
        <table:table-row table:style-name="ro2">
          <table:table-cell table:style-name="ce16" office:value-type="float" office:value="4" calcext:value-type="float">
            <text:p>4</text:p>
          </table:table-cell>
          <table:table-cell table:style-name="ce15" table:formula="of:=[.B4]+0.5" office:value-type="float" office:value="2.5" calcext:value-type="float">
            <text:p>2.5</text:p>
          </table:table-cell>
          <table:table-cell table:style-name="ce15" table:formula="of:=[.C4]+0.5" office:value-type="float" office:value="2.5" calcext:value-type="float">
            <text:p>2.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/>
          <table:table-cell table:style-name="ce22" office:value-type="float" office:value="-0.342020143325669" calcext:value-type="float">
            <text:p>-0.342020143325669</text:p>
          </table:table-cell>
          <table:table-cell table:style-name="ce22" office:value-type="float" office:value="0.939692620785908" calcext:value-type="float">
            <text:p>0.939692620785908</text:p>
          </table:table-cell>
          <table:table-cell table:style-name="ce22" office:value-type="float" office:value="-1.19534495492048" calcext:value-type="float">
            <text:p>-1.19534495492048</text:p>
          </table:table-cell>
          <table:table-cell/>
          <table:table-cell table:style-name="ce9"/>
          <table:table-cell table:number-columns-repeated="5"/>
        </table:table-row>
        <table:table-row table:style-name="ro2">
          <table:table-cell table:style-name="ce16" office:value-type="float" office:value="5" calcext:value-type="float">
            <text:p>5</text:p>
          </table:table-cell>
          <table:table-cell table:style-name="ce15" table:formula="of:=[.B5]+0.5" office:value-type="float" office:value="3" calcext:value-type="float">
            <text:p>3</text:p>
          </table:table-cell>
          <table:table-cell table:style-name="ce15" table:formula="of:=[.C5]+0.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Values from <text:span text:style-name="T2">frame</text:span>:</text:p>
          </table:table-cell>
          <table:table-cell table:number-columns-repeated="2"/>
          <table:table-cell table:style-name="ce2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7"/>
        </table:table-row>
        <table:table-row table:style-name="ro3">
          <table:table-cell table:style-name="ce16" office:value-type="float" office:value="6" calcext:value-type="float">
            <text:p>6</text:p>
          </table:table-cell>
          <table:table-cell table:style-name="ce15" table:formula="of:=[.B6]+0.5" office:value-type="float" office:value="3.5" calcext:value-type="float">
            <text:p>3.5</text:p>
          </table:table-cell>
          <table:table-cell table:style-name="ce15" table:formula="of:=[.C6]+0.5" office:value-type="float" office:value="3.5" calcext:value-type="float">
            <text:p>3.5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20" table:formula="of:=COS([.G4])" office:value-type="float" office:value="0.939692620785908" calcext:value-type="float">
            <text:p>0.939692620785908</text:p>
          </table:table-cell>
          <table:table-cell table:style-name="ce20" table:formula="of:=-SIN([.G4])" office:value-type="float" office:value="-0.342020143325669" calcext:value-type="float">
            <text:p>-0.342020143325669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formula="of:=[.$F7]*[.I$4]+[.$G7]*[.I$5]+[.$H7]*[.I$6]" office:value-type="float" office:value="1" calcext:value-type="float">
            <text:p>1</text:p>
          </table:table-cell>
          <table:table-cell table:style-name="ce24" table:formula="of:=[.$F7]*[.J$4]+[.$G7]*[.J$5]+[.$H7]*[.J$6]" office:value-type="float" office:value="0" calcext:value-type="float">
            <text:p>0</text:p>
          </table:table-cell>
          <table:table-cell table:style-name="ce32" table:formula="of:=[.$F7]*[.K$4]+[.$G7]*[.K$5]+[.$H7]*[.K$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15" table:formula="of:=[.B7]+0.5" office:value-type="float" office:value="4" calcext:value-type="float">
            <text:p>4</text:p>
          </table:table-cell>
          <table:table-cell table:style-name="ce15" table:formula="of:=[.C7]+0.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21" table:formula="of:=SIN([.G4])" office:value-type="float" office:value="0.342020143325669" calcext:value-type="float">
            <text:p>0.342020143325669</text:p>
          </table:table-cell>
          <table:table-cell table:style-name="ce21" table:formula="of:=COS([.G4])" office:value-type="float" office:value="0.939692620785908" calcext:value-type="float">
            <text:p>0.939692620785908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formula="of:=[.$F8]*[.I$4]+[.$G8]*[.I$5]+[.$H8]*[.I$6]" office:value-type="float" office:value="0" calcext:value-type="float">
            <text:p>0</text:p>
          </table:table-cell>
          <table:table-cell table:style-name="ce24" table:formula="of:=[.$F8]*[.J$4]+[.$G8]*[.J$5]+[.$H8]*[.J$6]" office:value-type="float" office:value="1" calcext:value-type="float">
            <text:p>1</text:p>
          </table:table-cell>
          <table:table-cell table:style-name="ce24" table:formula="of:=[.$F8]*[.K$4]+[.$G8]*[.K$5]+[.$H8]*[.K$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15" table:formula="of:=[.B8]+0.5" office:value-type="float" office:value="4.5" calcext:value-type="float">
            <text:p>4.5</text:p>
          </table:table-cell>
          <table:table-cell table:style-name="ce15" table:formula="of:=[.C8]+0.5" office:value-type="float" office:value="4.5" calcext:value-type="float">
            <text:p>4.5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4" table:formula="of:=[.$F9]*[.I$4]+[.$G9]*[.I$5]+[.$H9]*[.I$6]" office:value-type="float" office:value="0" calcext:value-type="float">
            <text:p>0</text:p>
          </table:table-cell>
          <table:table-cell table:style-name="ce24" table:formula="of:=[.$F9]*[.J$4]+[.$G9]*[.J$5]+[.$H9]*[.J$6]" office:value-type="float" office:value="0" calcext:value-type="float">
            <text:p>0</text:p>
          </table:table-cell>
          <table:table-cell table:style-name="ce24" table:formula="of:=[.$F9]*[.K$4]+[.$G9]*[.K$5]+[.$H9]*[.K$6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15" table:formula="of:=[.B9]+0.5" office:value-type="float" office:value="5" calcext:value-type="float">
            <text:p>5</text:p>
          </table:table-cell>
          <table:table-cell table:style-name="ce15" table:formula="of:=[.C9]+0.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ndex / Time</text:p>
          </table:table-cell>
          <table:table-cell table:number-columns-repeated="9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15" table:formula="of:=[.B10]+0.5" office:value-type="float" office:value="5.5" calcext:value-type="float">
            <text:p>5.5</text:p>
          </table:table-cell>
          <table:table-cell table:style-name="ce15" table:formula="of:=[.C10]+0.5" office:value-type="float" office:value="5.5" calcext:value-type="float">
            <text:p>5.5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</table:table-row>
        <table:table-row table:style-name="ro2">
          <table:table-cell/>
          <table:table-cell table:style-name="ce18" table:number-columns-repeated="3"/>
          <table:table-cell table:number-columns-repeated="3"/>
          <table:table-cell table:style-name="ce15" office:value-type="string" calcext:value-type="string">
            <text:p>x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float" office:value="1.5" calcext:value-type="float">
            <text:p>1.5</text:p>
          </table:table-cell>
          <table:table-cell table:style-name="ce25" office:value-type="float" office:value="2" calcext:value-type="float">
            <text:p>2</text:p>
          </table:table-cell>
          <table:table-cell table:style-name="ce26" office:value-type="float" office:value="2.5" calcext:value-type="float">
            <text:p>2.5</text:p>
          </table:table-cell>
          <table:table-cell table:style-name="ce25" office:value-type="float" office:value="3" calcext:value-type="float">
            <text:p>3</text:p>
          </table:table-cell>
          <table:table-cell table:style-name="ce26" office:value-type="float" office:value="3.5" calcext:value-type="float">
            <text:p>3.5</text:p>
          </table:table-cell>
          <table:table-cell table:style-name="ce25" office:value-type="float" office:value="4" calcext:value-type="float">
            <text:p>4</text:p>
          </table:table-cell>
          <table:table-cell table:style-name="ce26" office:value-type="float" office:value="4.5" calcext:value-type="float">
            <text:p>4.5</text:p>
          </table:table-cell>
          <table:table-cell table:style-name="ce25" office:value-type="float" office:value="5" calcext:value-type="float">
            <text:p>5</text:p>
          </table:table-cell>
          <table:table-cell table:style-name="ce26" office:value-type="float" office:value="5.5" calcext:value-type="float">
            <text:p>5.5</text:p>
          </table:table-cell>
        </table:table-row>
        <table:table-row table:style-name="ro2">
          <table:table-cell/>
          <table:table-cell table:style-name="ce18" table:number-columns-repeated="3"/>
          <table:table-cell table:number-columns-repeated="3"/>
          <table:table-cell table:style-name="ce15" office:value-type="string" calcext:value-type="string">
            <text:p>y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float" office:value="1.5" calcext:value-type="float">
            <text:p>1.5</text:p>
          </table:table-cell>
          <table:table-cell table:style-name="ce25" office:value-type="float" office:value="2" calcext:value-type="float">
            <text:p>2</text:p>
          </table:table-cell>
          <table:table-cell table:style-name="ce26" office:value-type="float" office:value="2.5" calcext:value-type="float">
            <text:p>2.5</text:p>
          </table:table-cell>
          <table:table-cell table:style-name="ce25" office:value-type="float" office:value="3" calcext:value-type="float">
            <text:p>3</text:p>
          </table:table-cell>
          <table:table-cell table:style-name="ce26" office:value-type="float" office:value="3.5" calcext:value-type="float">
            <text:p>3.5</text:p>
          </table:table-cell>
          <table:table-cell table:style-name="ce25" office:value-type="float" office:value="4" calcext:value-type="float">
            <text:p>4</text:p>
          </table:table-cell>
          <table:table-cell table:style-name="ce26" office:value-type="float" office:value="4.5" calcext:value-type="float">
            <text:p>4.5</text:p>
          </table:table-cell>
          <table:table-cell table:style-name="ce25" office:value-type="float" office:value="5" calcext:value-type="float">
            <text:p>5</text:p>
          </table:table-cell>
          <table:table-cell table:style-name="ce26" office:value-type="float" office:value="5.5" calcext:value-type="float">
            <text:p>5.5</text:p>
          </table:table-cell>
        </table:table-row>
        <table:table-row table:style-name="ro1">
          <table:table-cell table:number-columns-repeated="8"/>
          <table:table-cell table:number-columns-repeated="10" table:style-name="ce26" office:value-type="float" office:value="1" calcext:value-type="float">
            <text:p>1</text:p>
          </table:table-cell>
        </table:table-row>
        <table:table-row table:style-name="ro3">
          <table:table-cell table:number-columns-repeated="5"/>
          <table:table-cell table:style-name="ce22" table:formula="of:=[.I4]" office:value-type="float" office:value="0.939692620785908" calcext:value-type="float">
            <text:p>0.939692620785908</text:p>
          </table:table-cell>
          <table:table-cell table:style-name="ce22" table:formula="of:=[.J4]" office:value-type="float" office:value="0.342020143325669" calcext:value-type="float">
            <text:p>0.342020143325669</text:p>
          </table:table-cell>
          <table:table-cell table:style-name="ce22" table:formula="of:=[.K4]" office:value-type="float" office:value="-2.56342552822315" calcext:value-type="float">
            <text:p>-2.56342552822315</text:p>
          </table:table-cell>
          <table:table-cell table:style-name="ce24" table:formula="of:=[.$F15]*[.I$12]+[.$G15]*[.I$13]+[.$H15]*[.I$14]" office:value-type="float" office:value="-1.28171276411158" calcext:value-type="float">
            <text:p>-1.28171276411158</text:p>
          </table:table-cell>
          <table:table-cell table:style-name="ce24" table:formula="of:=[.$F15]*[.J$12]+[.$G15]*[.J$13]+[.$H15]*[.J$14]" office:value-type="float" office:value="-0.640856382055789" calcext:value-type="float">
            <text:p>-0.640856382055789</text:p>
          </table:table-cell>
          <table:table-cell table:style-name="ce24" table:formula="of:=[.$F15]*[.K$12]+[.$G15]*[.K$13]+[.$H15]*[.K$14]" office:value-type="float" office:value="0" calcext:value-type="float">
            <text:p>0</text:p>
          </table:table-cell>
          <table:table-cell table:style-name="ce24" table:formula="of:=[.$F15]*[.L$12]+[.$G15]*[.L$13]+[.$H15]*[.L$14]" office:value-type="float" office:value="0.640856382055789" calcext:value-type="float">
            <text:p>0.640856382055789</text:p>
          </table:table-cell>
          <table:table-cell table:style-name="ce36" table:formula="of:=[.$F15]*[.M$12]+[.$G15]*[.M$13]+[.$H15]*[.M$14]" office:value-type="float" office:value="1.28171276411158" calcext:value-type="float">
            <text:p>1.28171276411158</text:p>
          </table:table-cell>
          <table:table-cell table:style-name="ce24" table:formula="of:=[.$F15]*[.N$12]+[.$G15]*[.N$13]+[.$H15]*[.N$14]" office:value-type="float" office:value="1.92256914616737" calcext:value-type="float">
            <text:p>1.92256914616737</text:p>
          </table:table-cell>
          <table:table-cell table:style-name="ce24" table:formula="of:=[.$F15]*[.O$12]+[.$G15]*[.O$13]+[.$H15]*[.O$14]" office:value-type="float" office:value="2.56342552822315" calcext:value-type="float">
            <text:p>2.56342552822315</text:p>
          </table:table-cell>
          <table:table-cell table:style-name="ce24" table:formula="of:=[.$F15]*[.P$12]+[.$G15]*[.P$13]+[.$H15]*[.P$14]" office:value-type="float" office:value="3.20428191027894" calcext:value-type="float">
            <text:p>3.20428191027894</text:p>
          </table:table-cell>
          <table:table-cell table:style-name="ce24" table:formula="of:=[.$F15]*[.Q$12]+[.$G15]*[.Q$13]+[.$H15]*[.Q$14]" office:value-type="float" office:value="3.84513829233473" calcext:value-type="float">
            <text:p>3.84513829233473</text:p>
          </table:table-cell>
          <table:table-cell table:style-name="ce24" table:formula="of:=[.$F15]*[.R$12]+[.$G15]*[.R$13]+[.$H15]*[.R$14]" office:value-type="float" office:value="4.48599467439052" calcext:value-type="float">
            <text:p>4.48599467439052</text:p>
          </table:table-cell>
        </table:table-row>
        <table:table-row table:style-name="ro3">
          <table:table-cell table:number-columns-repeated="5"/>
          <table:table-cell table:style-name="ce22" table:formula="of:=[.I5]" office:value-type="float" office:value="-0.342020143325669" calcext:value-type="float">
            <text:p>-0.342020143325669</text:p>
          </table:table-cell>
          <table:table-cell table:style-name="ce22" table:formula="of:=[.J5]" office:value-type="float" office:value="0.939692620785908" calcext:value-type="float">
            <text:p>0.939692620785908</text:p>
          </table:table-cell>
          <table:table-cell table:style-name="ce22" table:formula="of:=[.K5]" office:value-type="float" office:value="-1.19534495492048" calcext:value-type="float">
            <text:p>-1.19534495492048</text:p>
          </table:table-cell>
          <table:table-cell table:style-name="ce24" table:formula="of:=[.$F16]*[.I$12]+[.$G16]*[.I$13]+[.$H16]*[.I$14]" office:value-type="float" office:value="-0.59767247746024" calcext:value-type="float">
            <text:p>-0.59767247746024</text:p>
          </table:table-cell>
          <table:table-cell table:style-name="ce24" table:formula="of:=[.$F16]*[.J$12]+[.$G16]*[.J$13]+[.$H16]*[.J$14]" office:value-type="float" office:value="-0.29883623873012" calcext:value-type="float">
            <text:p>-0.29883623873012</text:p>
          </table:table-cell>
          <table:table-cell table:style-name="ce24" table:formula="of:=[.$F16]*[.K$12]+[.$G16]*[.K$13]+[.$H16]*[.K$14]" office:value-type="float" office:value="0" calcext:value-type="float">
            <text:p>0</text:p>
          </table:table-cell>
          <table:table-cell table:style-name="ce24" table:formula="of:=[.$F16]*[.L$12]+[.$G16]*[.L$13]+[.$H16]*[.L$14]" office:value-type="float" office:value="0.29883623873012" calcext:value-type="float">
            <text:p>0.29883623873012</text:p>
          </table:table-cell>
          <table:table-cell table:style-name="ce24" table:formula="of:=[.$F16]*[.M$12]+[.$G16]*[.M$13]+[.$H16]*[.M$14]" office:value-type="float" office:value="0.59767247746024" calcext:value-type="float">
            <text:p>0.59767247746024</text:p>
          </table:table-cell>
          <table:table-cell table:style-name="ce24" table:formula="of:=[.$F16]*[.N$12]+[.$G16]*[.N$13]+[.$H16]*[.N$14]" office:value-type="float" office:value="0.896508716190359" calcext:value-type="float">
            <text:p>0.896508716190359</text:p>
          </table:table-cell>
          <table:table-cell table:style-name="ce24" table:formula="of:=[.$F16]*[.O$12]+[.$G16]*[.O$13]+[.$H16]*[.O$14]" office:value-type="float" office:value="1.19534495492048" calcext:value-type="float">
            <text:p>1.19534495492048</text:p>
          </table:table-cell>
          <table:table-cell table:style-name="ce24" table:formula="of:=[.$F16]*[.P$12]+[.$G16]*[.P$13]+[.$H16]*[.P$14]" office:value-type="float" office:value="1.4941811936506" calcext:value-type="float">
            <text:p>1.4941811936506</text:p>
          </table:table-cell>
          <table:table-cell table:style-name="ce24" table:formula="of:=[.$F16]*[.Q$12]+[.$G16]*[.Q$13]+[.$H16]*[.Q$14]" office:value-type="float" office:value="1.79301743238072" calcext:value-type="float">
            <text:p>1.79301743238072</text:p>
          </table:table-cell>
          <table:table-cell table:style-name="ce24" table:formula="of:=[.$F16]*[.R$12]+[.$G16]*[.R$13]+[.$H16]*[.R$14]" office:value-type="float" office:value="2.09185367111084" calcext:value-type="float">
            <text:p>2.09185367111084</text:p>
          </table:table-cell>
        </table:table-row>
        <table:table-row table:style-name="ro3">
          <table:table-cell table:number-columns-repeated="5"/>
          <table:table-cell table:style-name="ce22" table:formula="of:=[.I6]" office:value-type="float" office:value="0" calcext:value-type="float">
            <text:p>0</text:p>
          </table:table-cell>
          <table:table-cell table:style-name="ce22" table:formula="of:=[.J6]" office:value-type="float" office:value="0" calcext:value-type="float">
            <text:p>0</text:p>
          </table:table-cell>
          <table:table-cell table:style-name="ce22" table:formula="of:=[.K6]" office:value-type="float" office:value="1" calcext:value-type="float">
            <text:p>1</text:p>
          </table:table-cell>
          <table:table-cell table:style-name="ce24" table:formula="of:=[.$F17]*[.I$12]+[.$G17]*[.I$13]+[.$H17]*[.I$14]" office:value-type="float" office:value="1" calcext:value-type="float">
            <text:p>1</text:p>
          </table:table-cell>
          <table:table-cell table:style-name="ce24" table:formula="of:=[.$F17]*[.J$12]+[.$G17]*[.J$13]+[.$H17]*[.J$14]" office:value-type="float" office:value="1" calcext:value-type="float">
            <text:p>1</text:p>
          </table:table-cell>
          <table:table-cell table:style-name="ce24" table:formula="of:=[.$F17]*[.K$12]+[.$G17]*[.K$13]+[.$H17]*[.K$14]" office:value-type="float" office:value="1" calcext:value-type="float">
            <text:p>1</text:p>
          </table:table-cell>
          <table:table-cell table:style-name="ce24" table:formula="of:=[.$F17]*[.L$12]+[.$G17]*[.L$13]+[.$H17]*[.L$14]" office:value-type="float" office:value="1" calcext:value-type="float">
            <text:p>1</text:p>
          </table:table-cell>
          <table:table-cell table:style-name="ce24" table:formula="of:=[.$F17]*[.M$12]+[.$G17]*[.M$13]+[.$H17]*[.M$14]" office:value-type="float" office:value="1" calcext:value-type="float">
            <text:p>1</text:p>
          </table:table-cell>
          <table:table-cell table:style-name="ce24" table:formula="of:=[.$F17]*[.N$12]+[.$G17]*[.N$13]+[.$H17]*[.N$14]" office:value-type="float" office:value="1" calcext:value-type="float">
            <text:p>1</text:p>
          </table:table-cell>
          <table:table-cell table:style-name="ce24" table:formula="of:=[.$F17]*[.O$12]+[.$G17]*[.O$13]+[.$H17]*[.O$14]" office:value-type="float" office:value="1" calcext:value-type="float">
            <text:p>1</text:p>
          </table:table-cell>
          <table:table-cell table:style-name="ce24" table:formula="of:=[.$F17]*[.P$12]+[.$G17]*[.P$13]+[.$H17]*[.P$14]" office:value-type="float" office:value="1" calcext:value-type="float">
            <text:p>1</text:p>
          </table:table-cell>
          <table:table-cell table:style-name="ce24" table:formula="of:=[.$F17]*[.Q$12]+[.$G17]*[.Q$13]+[.$H17]*[.Q$14]" office:value-type="float" office:value="1" calcext:value-type="float">
            <text:p>1</text:p>
          </table:table-cell>
          <table:table-cell table:style-name="ce24" table:formula="of:=[.$F17]*[.R$12]+[.$G17]*[.R$13]+[.$H17]*[.R$14]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Distance</text:p>
          </table:table-cell>
          <table:table-cell table:formula="of:=30/5.5" office:value-type="float" office:value="5.45454545454545" calcext:value-type="float">
            <text:p>5.45454545454545</text:p>
          </table:table-cell>
          <table:table-cell/>
          <table:table-cell table:number-columns-repeated="2" office:value-type="string" calcext:value-type="string">
            <text:p>Range[0]</text:p>
          </table:table-cell>
          <table:table-cell/>
          <table:table-cell table:style-name="ce27" office:value-type="string" calcext:value-type="string">
            <text:p>Bei diesem Algorithmus wird für jeden Index / Time geprüft ob</text:p>
          </table:table-cell>
          <table:table-cell table:style-name="ce33" table:number-columns-repeated="4"/>
          <table:table-cell table:style-name="ce37"/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D21]/[.$E$20]" office:value-type="float" office:value="0.183333333333333" calcext:value-type="float">
            <text:p>0.183333333333333</text:p>
          </table:table-cell>
          <table:table-cell/>
          <table:table-cell table:formula="of:=[.E21]-0.07" office:value-type="float" office:value="0.113333333333333" calcext:value-type="float">
            <text:p>0.113333333333333</text:p>
          </table:table-cell>
          <table:table-cell table:formula="of:=[.E21]+0.07" office:value-type="float" office:value="0.253333333333333" calcext:value-type="float">
            <text:p>0.253333333333333</text:p>
          </table:table-cell>
          <table:table-cell/>
          <table:table-cell table:style-name="ce28" office:value-type="string" calcext:value-type="string">
            <text:p>sich ein Wert ab dem betreffenden Index im Range der aktuellen</text:p>
          </table:table-cell>
          <table:table-cell table:style-name="ce34" table:number-columns-repeated="4"/>
          <table:table-cell table:style-name="ce38"/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D22]/[.$E$20]" office:value-type="float" office:value="0.366666666666667" calcext:value-type="float">
            <text:p>0.366666666666667</text:p>
          </table:table-cell>
          <table:table-cell/>
          <table:table-cell table:formula="of:=[.E22]-0.07" office:value-type="float" office:value="0.296666666666667" calcext:value-type="float">
            <text:p>0.296666666666667</text:p>
          </table:table-cell>
          <table:table-cell table:formula="of:=[.E22]+0.07" office:value-type="float" office:value="0.436666666666667" calcext:value-type="float">
            <text:p>0.436666666666667</text:p>
          </table:table-cell>
          <table:table-cell/>
          <table:table-cell table:style-name="ce28" office:value-type="string" calcext:value-type="string">
            <text:p>Distanz befindet.</text:p>
          </table:table-cell>
          <table:table-cell table:style-name="ce34" table:number-columns-repeated="4"/>
          <table:table-cell table:style-name="ce38"/>
          <table:table-cell table:number-columns-repeated="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[.D23]/[.$E$20]" office:value-type="float" office:value="0.55" calcext:value-type="float">
            <text:p>0.55</text:p>
          </table:table-cell>
          <table:table-cell/>
          <table:table-cell table:formula="of:=[.E23]-0.07" office:value-type="float" office:value="0.48" calcext:value-type="float">
            <text:p>0.48</text:p>
          </table:table-cell>
          <table:table-cell table:formula="of:=[.E23]+0.07" office:value-type="float" office:value="0.62" calcext:value-type="float">
            <text:p>0.62</text:p>
          </table:table-cell>
          <table:table-cell/>
          <table:table-cell table:style-name="ce29" office:value-type="string" calcext:value-type="string">
            <text:p>Beispiel für Distanz 7 und Index 3:</text:p>
          </table:table-cell>
          <table:table-cell table:style-name="ce34" table:number-columns-repeated="4"/>
          <table:table-cell table:style-name="ce38"/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[.D24]/[.$E$20]" office:value-type="float" office:value="0.733333333333333" calcext:value-type="float">
            <text:p>0.733333333333333</text:p>
          </table:table-cell>
          <table:table-cell/>
          <table:table-cell table:formula="of:=[.E24]-0.07" office:value-type="float" office:value="0.663333333333333" calcext:value-type="float">
            <text:p>0.663333333333333</text:p>
          </table:table-cell>
          <table:table-cell table:formula="of:=[.E24]+0.07" office:value-type="float" office:value="0.803333333333333" calcext:value-type="float">
            <text:p>0.803333333333333</text:p>
          </table:table-cell>
          <table:table-cell/>
          <table:table-cell table:style-name="ce28" office:value-type="string" calcext:value-type="string">
            <text:p>Hier wird der Range zwischen 1.21 und 1.353 betrachtet.</text:p>
          </table:table-cell>
          <table:table-cell table:style-name="ce34" table:number-columns-repeated="4"/>
          <table:table-cell table:style-name="ce38"/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[.D25]/[.$E$20]" office:value-type="float" office:value="0.916666666666667" calcext:value-type="float">
            <text:p>0.916666666666667</text:p>
          </table:table-cell>
          <table:table-cell/>
          <table:table-cell table:formula="of:=[.E25]-0.07" office:value-type="float" office:value="0.846666666666667" calcext:value-type="float">
            <text:p>0.846666666666667</text:p>
          </table:table-cell>
          <table:table-cell table:formula="of:=[.E25]+0.07" office:value-type="float" office:value="0.986666666666667" calcext:value-type="float">
            <text:p>0.986666666666667</text:p>
          </table:table-cell>
          <table:table-cell/>
          <table:table-cell table:style-name="ce28" office:value-type="string" calcext:value-type="string">
            <text:p>Ergebnis ist hier der lilafarbene Wert <text:s/>1.281. Die Laserdaten des Index 5 werden</text:p>
          </table:table-cell>
          <table:table-cell table:style-name="ce34" table:number-columns-repeated="4"/>
          <table:table-cell table:style-name="ce38"/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formula="of:=[.D26]/[.$E$20]" office:value-type="float" office:value="1.1" calcext:value-type="float">
            <text:p>1.1</text:p>
          </table:table-cell>
          <table:table-cell/>
          <table:table-cell table:formula="of:=[.E26]-0.07" office:value-type="float" office:value="1.03" calcext:value-type="float">
            <text:p>1.03</text:p>
          </table:table-cell>
          <table:table-cell table:formula="of:=[.E26]+0.07" office:value-type="float" office:value="1.17" calcext:value-type="float">
            <text:p>1.17</text:p>
          </table:table-cell>
          <table:table-cell/>
          <table:table-cell table:style-name="ce30" office:value-type="string" calcext:value-type="string">
            <text:p>nun für die Distanz 7 des Index 3 eingetragen.</text:p>
          </table:table-cell>
          <table:table-cell table:style-name="ce35" table:number-columns-repeated="4"/>
          <table:table-cell table:style-name="ce39"/>
          <table:table-cell table:number-columns-repeated="3"/>
        </table:table-row>
        <table:table-row table:style-name="ro1">
          <table:table-cell table:number-columns-repeated="3"/>
          <table:table-cell table:style-name="ce19" office:value-type="float" office:value="7" calcext:value-type="float">
            <text:p>7</text:p>
          </table:table-cell>
          <table:table-cell table:style-name="ce19" table:formula="of:=[.D27]/[.$E$20]" office:value-type="float" office:value="1.28333333333333" calcext:value-type="float">
            <text:p>1.28333333333333</text:p>
          </table:table-cell>
          <table:table-cell table:style-name="ce19"/>
          <table:table-cell table:style-name="ce19" table:formula="of:=[.E27]-0.07" office:value-type="float" office:value="1.21333333333333" calcext:value-type="float">
            <text:p>1.21333333333333</text:p>
          </table:table-cell>
          <table:table-cell table:style-name="ce19" table:formula="of:=[.E27]+0.07" office:value-type="float" office:value="1.35333333333333" calcext:value-type="float">
            <text:p>1.35333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[.D28]/[.$E$20]" office:value-type="float" office:value="1.46666666666667" calcext:value-type="float">
            <text:p>1.46666666666667</text:p>
          </table:table-cell>
          <table:table-cell/>
          <table:table-cell table:formula="of:=[.E28]-0.07" office:value-type="float" office:value="1.39666666666667" calcext:value-type="float">
            <text:p>1.39666666666667</text:p>
          </table:table-cell>
          <table:table-cell table:formula="of:=[.E28]+0.07" office:value-type="float" office:value="1.53666666666667" calcext:value-type="float">
            <text:p>1.53666666666667</text:p>
          </table:table-cell>
          <table:table-cell/>
          <table:table-cell table:style-name="ce31" office:value-type="string" calcext:value-type="string">
            <text:p>Allgemein:</text:p>
          </table:table-cell>
          <table:table-cell table:style-name="ce33" table:number-columns-repeated="5"/>
          <table:table-cell table:style-name="ce37"/>
          <table:table-cell table:number-columns-repeated="2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[.D29]/[.$E$20]" office:value-type="float" office:value="1.65" calcext:value-type="float">
            <text:p>1.65</text:p>
          </table:table-cell>
          <table:table-cell/>
          <table:table-cell table:formula="of:=[.E29]-0.07" office:value-type="float" office:value="1.58" calcext:value-type="float">
            <text:p>1.58</text:p>
          </table:table-cell>
          <table:table-cell table:formula="of:=[.E29]+0.07" office:value-type="float" office:value="1.72" calcext:value-type="float">
            <text:p>1.72</text:p>
          </table:table-cell>
          <table:table-cell/>
          <table:table-cell table:style-name="ce28" office:value-type="string" calcext:value-type="string">
            <text:p>Für jede Distanz wird auf jede Zeile der Tabelle eine bestimmte Funktion angewandt.</text:p>
          </table:table-cell>
          <table:table-cell table:style-name="ce34" table:number-columns-repeated="5"/>
          <table:table-cell table:style-name="ce38"/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[.D30]/[.$E$20]" office:value-type="float" office:value="1.83333333333333" calcext:value-type="float">
            <text:p>1.83333333333333</text:p>
          </table:table-cell>
          <table:table-cell/>
          <table:table-cell table:formula="of:=[.E30]-0.07" office:value-type="float" office:value="1.76333333333333" calcext:value-type="float">
            <text:p>1.76333333333333</text:p>
          </table:table-cell>
          <table:table-cell table:formula="of:=[.E30]+0.07" office:value-type="float" office:value="1.90333333333333" calcext:value-type="float">
            <text:p>1.90333333333333</text:p>
          </table:table-cell>
          <table:table-cell/>
          <table:table-cell table:style-name="ce28" office:value-type="string" calcext:value-type="string">
            <text:p>Ein Teil der Funktion ist die Berechnung der Distanzwerte aus Sicht der aktuellen</text:p>
          </table:table-cell>
          <table:table-cell table:style-name="ce34" table:number-columns-repeated="5"/>
          <table:table-cell table:style-name="ce38"/>
          <table:table-cell table:number-columns-repeated="2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formula="of:=[.D31]/[.$E$20]" office:value-type="float" office:value="2.01666666666667" calcext:value-type="float">
            <text:p>2.01666666666667</text:p>
          </table:table-cell>
          <table:table-cell/>
          <table:table-cell table:formula="of:=[.E31]-0.07" office:value-type="float" office:value="1.94666666666667" calcext:value-type="float">
            <text:p>1.94666666666667</text:p>
          </table:table-cell>
          <table:table-cell table:formula="of:=[.E31]+0.07" office:value-type="float" office:value="2.08666666666667" calcext:value-type="float">
            <text:p>2.08666666666667</text:p>
          </table:table-cell>
          <table:table-cell/>
          <table:table-cell table:style-name="ce28" office:value-type="string" calcext:value-type="string">
            <text:p>Zeile. Ziel ist es pro Distanz – Durchlauf, für jede Zeile den nächsten Distanz-Nachbarn zu</text:p>
          </table:table-cell>
          <table:table-cell table:style-name="ce34" table:number-columns-repeated="5"/>
          <table:table-cell table:style-name="ce38"/>
          <table:table-cell table:number-columns-repeated="2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[.D32]/[.$E$20]" office:value-type="float" office:value="2.2" calcext:value-type="float">
            <text:p>2.2</text:p>
          </table:table-cell>
          <table:table-cell/>
          <table:table-cell table:formula="of:=[.E32]-0.07" office:value-type="float" office:value="2.13" calcext:value-type="float">
            <text:p>2.13</text:p>
          </table:table-cell>
          <table:table-cell table:formula="of:=[.E32]+0.07" office:value-type="float" office:value="2.27" calcext:value-type="float">
            <text:p>2.27</text:p>
          </table:table-cell>
          <table:table-cell/>
          <table:table-cell table:style-name="ce28" office:value-type="string" calcext:value-type="string">
            <text:p>finden. Am Ende werden alle Distanzen aneinandergehängt. Somit bekommt man</text:p>
          </table:table-cell>
          <table:table-cell table:style-name="ce34" table:number-columns-repeated="5"/>
          <table:table-cell table:style-name="ce38"/>
          <table:table-cell table:number-columns-repeated="2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formula="of:=[.D33]/[.$E$20]" office:value-type="float" office:value="2.38333333333333" calcext:value-type="float">
            <text:p>2.38333333333333</text:p>
          </table:table-cell>
          <table:table-cell/>
          <table:table-cell table:formula="of:=[.E33]-0.07" office:value-type="float" office:value="2.31333333333333" calcext:value-type="float">
            <text:p>2.31333333333333</text:p>
          </table:table-cell>
          <table:table-cell table:formula="of:=[.E33]+0.07" office:value-type="float" office:value="2.45333333333333" calcext:value-type="float">
            <text:p>2.45333333333333</text:p>
          </table:table-cell>
          <table:table-cell/>
          <table:table-cell table:style-name="ce30" office:value-type="string" calcext:value-type="string">
            <text:p>für jede Zeile die zukünftige Laserwerte mit Hilfe der Distanzen.</text:p>
          </table:table-cell>
          <table:table-cell table:style-name="ce35" table:number-columns-repeated="5"/>
          <table:table-cell table:style-name="ce39"/>
          <table:table-cell table:number-columns-repeated="2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formula="of:=[.D34]/[.$E$20]" office:value-type="float" office:value="2.56666666666667" calcext:value-type="float">
            <text:p>2.56666666666667</text:p>
          </table:table-cell>
          <table:table-cell/>
          <table:table-cell table:formula="of:=[.E34]-0.07" office:value-type="float" office:value="2.49666666666667" calcext:value-type="float">
            <text:p>2.49666666666667</text:p>
          </table:table-cell>
          <table:table-cell table:formula="of:=[.E34]+0.07" office:value-type="float" office:value="2.63666666666667" calcext:value-type="float">
            <text:p>2.63666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[.D35]/[.$E$20]" office:value-type="float" office:value="2.75" calcext:value-type="float">
            <text:p>2.75</text:p>
          </table:table-cell>
          <table:table-cell/>
          <table:table-cell table:formula="of:=[.E35]-0.07" office:value-type="float" office:value="2.68" calcext:value-type="float">
            <text:p>2.68</text:p>
          </table:table-cell>
          <table:table-cell table:formula="of:=[.E35]+0.07" office:value-type="float" office:value="2.82" calcext:value-type="float">
            <text:p>2.8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[.D36]/[.$E$20]" office:value-type="float" office:value="2.93333333333333" calcext:value-type="float">
            <text:p>2.93333333333333</text:p>
          </table:table-cell>
          <table:table-cell/>
          <table:table-cell table:formula="of:=[.E36]-0.07" office:value-type="float" office:value="2.86333333333333" calcext:value-type="float">
            <text:p>2.86333333333333</text:p>
          </table:table-cell>
          <table:table-cell table:formula="of:=[.E36]+0.07" office:value-type="float" office:value="3.00333333333333" calcext:value-type="float">
            <text:p>3.00333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[.D37]/[.$E$20]" office:value-type="float" office:value="3.11666666666667" calcext:value-type="float">
            <text:p>3.11666666666667</text:p>
          </table:table-cell>
          <table:table-cell/>
          <table:table-cell table:formula="of:=[.E37]-0.07" office:value-type="float" office:value="3.04666666666667" calcext:value-type="float">
            <text:p>3.04666666666667</text:p>
          </table:table-cell>
          <table:table-cell table:formula="of:=[.E37]+0.07" office:value-type="float" office:value="3.18666666666667" calcext:value-type="float">
            <text:p>3.18666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[.D38]/[.$E$20]" office:value-type="float" office:value="3.3" calcext:value-type="float">
            <text:p>3.3</text:p>
          </table:table-cell>
          <table:table-cell/>
          <table:table-cell table:formula="of:=[.E38]-0.07" office:value-type="float" office:value="3.23" calcext:value-type="float">
            <text:p>3.23</text:p>
          </table:table-cell>
          <table:table-cell table:formula="of:=[.E38]+0.07" office:value-type="float" office:value="3.37" calcext:value-type="float">
            <text:p>3.3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[.D39]/[.$E$20]" office:value-type="float" office:value="3.48333333333333" calcext:value-type="float">
            <text:p>3.48333333333333</text:p>
          </table:table-cell>
          <table:table-cell/>
          <table:table-cell table:formula="of:=[.E39]-0.07" office:value-type="float" office:value="3.41333333333333" calcext:value-type="float">
            <text:p>3.41333333333333</text:p>
          </table:table-cell>
          <table:table-cell table:formula="of:=[.E39]+0.07" office:value-type="float" office:value="3.55333333333333" calcext:value-type="float">
            <text:p>3.55333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[.D40]/[.$E$20]" office:value-type="float" office:value="3.66666666666667" calcext:value-type="float">
            <text:p>3.66666666666667</text:p>
          </table:table-cell>
          <table:table-cell/>
          <table:table-cell table:formula="of:=[.E40]-0.07" office:value-type="float" office:value="3.59666666666667" calcext:value-type="float">
            <text:p>3.59666666666667</text:p>
          </table:table-cell>
          <table:table-cell table:formula="of:=[.E40]+0.07" office:value-type="float" office:value="3.73666666666667" calcext:value-type="float">
            <text:p>3.73666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[.D41]/[.$E$20]" office:value-type="float" office:value="3.85" calcext:value-type="float">
            <text:p>3.85</text:p>
          </table:table-cell>
          <table:table-cell/>
          <table:table-cell table:formula="of:=[.E41]-0.07" office:value-type="float" office:value="3.78" calcext:value-type="float">
            <text:p>3.78</text:p>
          </table:table-cell>
          <table:table-cell table:formula="of:=[.E41]+0.07" office:value-type="float" office:value="3.92" calcext:value-type="float">
            <text:p>3.9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[.D42]/[.$E$20]" office:value-type="float" office:value="4.03333333333333" calcext:value-type="float">
            <text:p>4.03333333333333</text:p>
          </table:table-cell>
          <table:table-cell/>
          <table:table-cell table:formula="of:=[.E42]-0.07" office:value-type="float" office:value="3.96333333333333" calcext:value-type="float">
            <text:p>3.96333333333333</text:p>
          </table:table-cell>
          <table:table-cell table:formula="of:=[.E42]+0.07" office:value-type="float" office:value="4.10333333333333" calcext:value-type="float">
            <text:p>4.10333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[.D43]/[.$E$20]" office:value-type="float" office:value="4.21666666666667" calcext:value-type="float">
            <text:p>4.21666666666667</text:p>
          </table:table-cell>
          <table:table-cell/>
          <table:table-cell table:formula="of:=[.E43]-0.07" office:value-type="float" office:value="4.14666666666667" calcext:value-type="float">
            <text:p>4.14666666666667</text:p>
          </table:table-cell>
          <table:table-cell table:formula="of:=[.E43]+0.07" office:value-type="float" office:value="4.28666666666667" calcext:value-type="float">
            <text:p>4.28666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[.D44]/[.$E$20]" office:value-type="float" office:value="4.4" calcext:value-type="float">
            <text:p>4.4</text:p>
          </table:table-cell>
          <table:table-cell/>
          <table:table-cell table:formula="of:=[.E44]-0.07" office:value-type="float" office:value="4.33" calcext:value-type="float">
            <text:p>4.33</text:p>
          </table:table-cell>
          <table:table-cell table:formula="of:=[.E44]+0.07" office:value-type="float" office:value="4.47" calcext:value-type="float">
            <text:p>4.4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[.D45]/[.$E$20]" office:value-type="float" office:value="4.58333333333333" calcext:value-type="float">
            <text:p>4.58333333333333</text:p>
          </table:table-cell>
          <table:table-cell/>
          <table:table-cell table:formula="of:=[.E45]-0.07" office:value-type="float" office:value="4.51333333333333" calcext:value-type="float">
            <text:p>4.51333333333333</text:p>
          </table:table-cell>
          <table:table-cell table:formula="of:=[.E45]+0.07" office:value-type="float" office:value="4.65333333333333" calcext:value-type="float">
            <text:p>4.65333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[.D46]/[.$E$20]" office:value-type="float" office:value="4.76666666666667" calcext:value-type="float">
            <text:p>4.76666666666667</text:p>
          </table:table-cell>
          <table:table-cell/>
          <table:table-cell table:formula="of:=[.E46]-0.07" office:value-type="float" office:value="4.69666666666667" calcext:value-type="float">
            <text:p>4.69666666666667</text:p>
          </table:table-cell>
          <table:table-cell table:formula="of:=[.E46]+0.07" office:value-type="float" office:value="4.83666666666667" calcext:value-type="float">
            <text:p>4.83666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[.D47]/[.$E$20]" office:value-type="float" office:value="4.95" calcext:value-type="float">
            <text:p>4.95</text:p>
          </table:table-cell>
          <table:table-cell/>
          <table:table-cell table:formula="of:=[.E47]-0.07" office:value-type="float" office:value="4.88" calcext:value-type="float">
            <text:p>4.88</text:p>
          </table:table-cell>
          <table:table-cell table:formula="of:=[.E47]+0.07" office:value-type="float" office:value="5.02" calcext:value-type="float">
            <text:p>5.0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[.D48]/[.$E$20]" office:value-type="float" office:value="5.13333333333333" calcext:value-type="float">
            <text:p>5.13333333333333</text:p>
          </table:table-cell>
          <table:table-cell/>
          <table:table-cell table:formula="of:=[.E48]-0.07" office:value-type="float" office:value="5.06333333333333" calcext:value-type="float">
            <text:p>5.06333333333333</text:p>
          </table:table-cell>
          <table:table-cell table:formula="of:=[.E48]+0.07" office:value-type="float" office:value="5.20333333333333" calcext:value-type="float">
            <text:p>5.20333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formula="of:=[.D49]/[.$E$20]" office:value-type="float" office:value="5.31666666666667" calcext:value-type="float">
            <text:p>5.31666666666667</text:p>
          </table:table-cell>
          <table:table-cell/>
          <table:table-cell table:formula="of:=[.E49]-0.07" office:value-type="float" office:value="5.24666666666667" calcext:value-type="float">
            <text:p>5.24666666666667</text:p>
          </table:table-cell>
          <table:table-cell table:formula="of:=[.E49]+0.07" office:value-type="float" office:value="5.38666666666667" calcext:value-type="float">
            <text:p>5.38666666666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[.D50]/[.$E$20]" office:value-type="float" office:value="5.5" calcext:value-type="float">
            <text:p>5.5</text:p>
          </table:table-cell>
          <table:table-cell/>
          <table:table-cell table:formula="of:=[.E50]-0.07" office:value-type="float" office:value="5.43" calcext:value-type="float">
            <text:p>5.43</text:p>
          </table:table-cell>
          <table:table-cell table:formula="of:=[.E50]+0.07" office:value-type="float" office:value="5.57" calcext:value-type="float">
            <text:p>5.5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9:59:59.7813920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15:05:29.465348947</meta:creation-date>
    <dc:date>2020-05-11T22:56:00.449776415</dc:date>
    <meta:editing-duration>PT7H9M4S</meta:editing-duration>
    <meta:editing-cycles>11</meta:editing-cycles>
    <meta:generator>LibreOffice/6.0.7.3$Linux_X86_64 LibreOffice_project/00m0$Build-3</meta:generator>
    <meta:document-statistic meta:table-count="3" meta:cell-count="682" meta:object-count="0"/>
  </office:meta>
</office:document-meta>
</file>